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erif2" svg:font-family="'Liberation Serif'" style:font-family-generic="roman"/>
    <style:font-face style:name="Liberation Serif3" svg:font-family="'Liberation Serif', 'Times New Roman'" style:font-family-generic="roman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weight="bold" officeooo:paragraph-rsid="00135742" style:font-weight-asian="bold" style:font-weight-complex="bold"/>
    </style:style>
    <style:style style:name="P2" style:family="paragraph" style:parent-style-name="Standard">
      <style:text-properties style:font-name="Liberation Serif" fo:font-weight="bold" officeooo:rsid="001438a3" officeooo:paragraph-rsid="001438a3" style:font-weight-asian="bold" style:font-weight-complex="bold"/>
    </style:style>
    <style:style style:name="P3" style:family="paragraph" style:parent-style-name="Standard">
      <style:text-properties style:font-name="Liberation Serif" fo:font-weight="bold" officeooo:paragraph-rsid="0013b656" style:font-weight-asian="bold" style:font-weight-complex="bold"/>
    </style:style>
    <style:style style:name="P4" style:family="paragraph" style:parent-style-name="Standard">
      <style:text-properties style:font-name="Liberation Serif" officeooo:paragraph-rsid="00135742"/>
    </style:style>
    <style:style style:name="P5" style:family="paragraph" style:parent-style-name="Standard">
      <style:text-properties style:font-name="Liberation Serif" officeooo:rsid="00135742" officeooo:paragraph-rsid="00135742"/>
    </style:style>
    <style:style style:name="P6" style:family="paragraph" style:parent-style-name="Standard">
      <style:text-properties style:font-name="Liberation Serif" officeooo:rsid="00135742" officeooo:paragraph-rsid="001438a3"/>
    </style:style>
    <style:style style:name="P7" style:family="paragraph" style:parent-style-name="Standard">
      <style:text-properties style:font-name="Liberation Serif" officeooo:rsid="001438a3" officeooo:paragraph-rsid="001438a3"/>
    </style:style>
    <style:style style:name="P8" style:family="paragraph" style:parent-style-name="Standard">
      <style:text-properties style:font-name="Liberation Serif" fo:font-weight="normal" officeooo:rsid="001438a3" officeooo:paragraph-rsid="001438a3" style:font-weight-asian="normal" style:font-weight-complex="normal"/>
    </style:style>
    <style:style style:name="P9" style:family="paragraph" style:parent-style-name="Standard">
      <style:text-properties style:font-name="Liberation Serif" fo:font-weight="normal" officeooo:rsid="001438a3" officeooo:paragraph-rsid="00161fa3" style:font-weight-asian="normal" style:font-weight-complex="normal"/>
    </style:style>
    <style:style style:name="P10" style:family="paragraph" style:parent-style-name="Standard">
      <style:text-properties style:font-name="Liberation Serif" fo:font-weight="normal" officeooo:paragraph-rsid="00135742" style:font-weight-asian="normal" style:font-weight-complex="normal"/>
    </style:style>
    <style:style style:name="P11" style:family="paragraph" style:parent-style-name="Standard">
      <style:text-properties style:font-name="Liberation Serif" fo:font-weight="normal" officeooo:rsid="00161fa3" officeooo:paragraph-rsid="00161fa3" style:font-weight-asian="normal" style:font-weight-complex="normal"/>
    </style:style>
    <style:style style:name="P12" style:family="paragraph" style:parent-style-name="Standard">
      <style:text-properties style:font-name="Liberation Serif" officeooo:paragraph-rsid="001438a3"/>
    </style:style>
    <style:style style:name="P13" style:family="paragraph" style:parent-style-name="Standard">
      <style:text-properties style:font-name="Liberation Serif" officeooo:rsid="0013b656" officeooo:paragraph-rsid="0013b656"/>
    </style:style>
    <style:style style:name="P14" style:family="paragraph" style:parent-style-name="Standard">
      <style:text-properties style:font-name="Liberation Serif" officeooo:rsid="0013b656" officeooo:paragraph-rsid="00135742"/>
    </style:style>
    <style:style style:name="P15" style:family="paragraph" style:parent-style-name="Standard">
      <style:text-properties style:font-name="Liberation Serif" officeooo:paragraph-rsid="0013b656"/>
    </style:style>
    <style:style style:name="P16" style:family="paragraph" style:parent-style-name="Standard">
      <style:text-properties style:font-name="Liberation Serif" officeooo:paragraph-rsid="00161fa3"/>
    </style:style>
    <style:style style:name="P17" style:family="paragraph" style:parent-style-name="Standard">
      <style:text-properties style:font-name="Liberation Serif" fo:font-size="11pt" fo:font-weight="normal" officeooo:rsid="001438a3" officeooo:paragraph-rsid="001438a3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style:font-name="Liberation Serif" fo:font-size="11pt" fo:font-weight="normal" officeooo:rsid="0017044a" officeooo:paragraph-rsid="0017044a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style:font-name="Liberation Serif" fo:font-size="11pt" fo:font-weight="normal" officeooo:rsid="0017044a" officeooo:paragraph-rsid="0019c588" style:font-size-asian="9.60000038146973pt" style:font-weight-asian="normal" style:font-size-complex="11pt" style:font-weight-complex="normal"/>
    </style:style>
    <style:style style:name="P20" style:family="paragraph" style:parent-style-name="Standard">
      <style:text-properties style:font-name="Liberation Serif" fo:font-size="11pt" fo:font-weight="normal" officeooo:rsid="001bc529" officeooo:paragraph-rsid="001bc529" style:font-size-asian="9.60000038146973pt" style:font-weight-asian="normal" style:font-size-complex="11pt" style:font-weight-complex="normal"/>
    </style:style>
    <style:style style:name="P21" style:family="paragraph" style:parent-style-name="Standard">
      <style:text-properties officeooo:paragraph-rsid="00161fa3"/>
    </style:style>
    <style:style style:name="P22" style:family="paragraph" style:parent-style-name="Standard">
      <style:text-properties officeooo:paragraph-rsid="00186815"/>
    </style:style>
    <style:style style:name="P23" style:family="paragraph" style:parent-style-name="Standard">
      <style:text-properties officeooo:rsid="0018968a" officeooo:paragraph-rsid="0018968a"/>
    </style:style>
    <style:style style:name="P24" style:family="paragraph" style:parent-style-name="Standard">
      <style:text-properties officeooo:paragraph-rsid="001bc529"/>
    </style:style>
    <style:style style:name="P25" style:family="paragraph" style:parent-style-name="Standard">
      <style:text-properties style:font-name="Liberation Serif" fo:font-size="12pt" fo:font-style="normal" fo:font-weight="normal" officeooo:rsid="001438a3" officeooo:paragraph-rsid="001438a3" style:font-size-asian="12pt" style:font-style-asian="normal" style:font-weight-asian="normal"/>
    </style:style>
    <style:style style:name="P26" style:family="paragraph" style:parent-style-name="Standard">
      <style:text-properties style:font-name="Liberation Serif" fo:font-weight="normal" officeooo:rsid="001438a3" officeooo:paragraph-rsid="001438a3" style:font-weight-asian="normal" style:font-weight-complex="normal"/>
    </style:style>
    <style:style style:name="P27" style:family="paragraph" style:parent-style-name="Standard">
      <style:text-properties style:font-name="Liberation Serif" officeooo:rsid="00135742" officeooo:paragraph-rsid="001438a3"/>
    </style:style>
    <style:style style:name="P28" style:family="paragraph" style:parent-style-name="Standard">
      <style:text-properties style:font-name="Liberation Serif" fo:font-size="11pt" fo:font-weight="normal" officeooo:rsid="0019edda" officeooo:paragraph-rsid="00186815" style:font-size-asian="9.60000038146973pt" style:font-weight-asian="normal" style:font-size-complex="11pt" style:font-weight-complex="normal"/>
    </style:style>
    <style:style style:name="P29" style:family="paragraph" style:parent-style-name="Standard">
      <style:text-properties style:font-name="Liberation Serif" fo:font-size="11pt" fo:font-weight="normal" officeooo:rsid="0018968a" officeooo:paragraph-rsid="0018968a" style:font-size-asian="9.60000038146973pt" style:font-weight-asian="normal" style:font-size-complex="11pt" style:font-weight-complex="normal"/>
    </style:style>
    <style:style style:name="P30" style:family="paragraph" style:parent-style-name="Standard">
      <style:text-properties style:font-name="Liberation Serif" fo:font-size="11pt" fo:font-weight="normal" officeooo:paragraph-rsid="0018968a" style:font-size-asian="9.60000038146973pt" style:font-weight-asian="normal" style:font-size-complex="11pt" style:font-weight-complex="normal"/>
    </style:style>
    <style:style style:name="P31" style:family="paragraph" style:parent-style-name="Standard">
      <style:text-properties style:font-name="Liberation Serif" fo:font-size="11pt" fo:font-weight="normal" officeooo:rsid="001bc529" officeooo:paragraph-rsid="001bc529" style:font-size-asian="9.60000038146973pt" style:font-weight-asian="normal" style:font-size-complex="11pt" style:font-weight-complex="normal"/>
    </style:style>
    <style:style style:name="P32" style:family="paragraph" style:parent-style-name="Standard">
      <style:text-properties style:font-name="Liberation Serif" fo:font-size="11pt" fo:font-weight="normal" officeooo:rsid="001c5f03" officeooo:paragraph-rsid="001c5f03" style:font-size-asian="9.60000038146973pt" style:font-weight-asian="normal" style:font-size-complex="11pt" style:font-weight-complex="normal"/>
    </style:style>
    <style:style style:name="P33" style:family="paragraph" style:parent-style-name="Standard">
      <style:text-properties style:font-name="Liberation Serif" fo:font-size="11pt" fo:font-weight="normal" officeooo:rsid="001da691" officeooo:paragraph-rsid="001da691" style:font-size-asian="9.60000038146973pt" style:font-weight-asian="normal" style:font-size-complex="11pt" style:font-weight-complex="normal"/>
    </style:style>
    <style:style style:name="P34" style:family="paragraph" style:parent-style-name="Standard">
      <style:text-properties officeooo:paragraph-rsid="0019c588"/>
    </style:style>
    <style:style style:name="P35" style:family="paragraph" style:parent-style-name="Standard">
      <style:paragraph-properties fo:break-before="page"/>
      <style:text-properties style:font-name="Liberation Serif" fo:font-size="11pt" fo:font-weight="normal" officeooo:rsid="003d7415" officeooo:paragraph-rsid="001c5f03" style:font-size-asian="9.60000038146973pt" style:font-weight-asian="normal" style:font-size-complex="11pt" style:font-weight-complex="normal"/>
    </style:style>
    <style:style style:name="P36" style:family="paragraph"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</style:style>
    <style:style style:name="P38" style:family="paragraph">
      <loext:graphic-properties draw:fill="none" draw:fill-color="#ffffff"/>
      <style:paragraph-properties style:writing-mode="lr-tb"/>
      <style:text-properties fo:font-size="12pt"/>
    </style:style>
    <style:style style:name="P39" style:family="paragraph">
      <style:paragraph-properties style:writing-mode="lr-tb"/>
    </style:style>
    <style:style style:name="P40" style:family="paragraph">
      <loext:graphic-properties draw:fill-color="#ffffff"/>
      <style:paragraph-properties style:writing-mode="lr-tb"/>
    </style:style>
    <style:style style:name="P41" style:family="paragraph">
      <style:paragraph-properties style:writing-mode="lr-tb"/>
      <style:text-properties style:font-name="Liberation Serif1" fo:font-size="12pt" style:font-name-complex="Liberation Serif1"/>
    </style:style>
    <style:style style:name="P42" style:family="paragraph">
      <loext:graphic-properties draw:fill-color="#ffffff"/>
    </style:style>
    <style:style style:name="P43" style:family="paragraph">
      <style:paragraph-properties fo:text-align="center"/>
      <style:text-properties fo:font-size="12pt"/>
    </style:style>
    <style:style style:name="P44" style:family="paragraph">
      <loext:graphic-properties draw:fill-color="#729fcf"/>
      <style:paragraph-properties style:writing-mode="lr-tb"/>
    </style:style>
    <style:style style:name="P45" style:family="paragraph">
      <loext:graphic-properties draw:fill-color="#ffffff"/>
      <style:paragraph-properties style:writing-mode="lr-tb"/>
      <style:text-properties fo:font-size="12pt"/>
    </style:style>
    <style:style style:name="P46" style:family="paragraph">
      <style:paragraph-properties style:writing-mode="lr-tb"/>
      <style:text-properties fo:font-size="12pt"/>
    </style:style>
    <style:style style:name="T1" style:family="text">
      <style:text-properties officeooo:rsid="00135742"/>
    </style:style>
    <style:style style:name="T2" style:family="text">
      <style:text-properties officeooo:rsid="0013b656"/>
    </style:style>
    <style:style style:name="T3" style:family="text">
      <style:text-properties officeooo:rsid="001438a3"/>
    </style:style>
    <style:style style:name="T4" style:family="text">
      <style:text-properties fo:font-size="12pt" fo:font-style="normal" style:font-size-asian="12pt" style:font-style-asian="normal" style:font-weight-complex="bold"/>
    </style:style>
    <style:style style:name="T5" style:family="text">
      <style:text-properties style:font-name="Liberation Serif" fo:font-weight="normal" officeooo:rsid="00161fa3" style:font-weight-asian="normal" style:font-weight-complex="normal"/>
    </style:style>
    <style:style style:name="T6" style:family="text">
      <style:text-properties style:font-name="Liberation Serif" fo:font-weight="normal" officeooo:rsid="0017044a" style:font-weight-asian="normal" style:font-weight-complex="normal"/>
    </style:style>
    <style:style style:name="T7" style:family="text">
      <style:text-properties style:font-name="Liberation Serif" fo:font-size="11pt" fo:font-weight="normal" style:font-size-asian="9.60000038146973pt" style:font-weight-asian="normal" style:font-size-complex="11pt" style:font-weight-complex="normal"/>
    </style:style>
    <style:style style:name="T8" style:family="text">
      <style:text-properties style:font-name="Liberation Serif" fo:font-size="11pt" fo:font-weight="normal" officeooo:rsid="00186815" style:font-size-asian="9.60000038146973pt" style:font-weight-asian="normal" style:font-size-complex="11pt" style:font-weight-complex="normal"/>
    </style:style>
    <style:style style:name="T9" style:family="text">
      <style:text-properties style:font-name="Liberation Serif" fo:font-size="11pt" fo:font-weight="normal" officeooo:rsid="0019edda" style:font-size-asian="9.60000038146973pt" style:font-weight-asian="normal" style:font-size-complex="11pt" style:font-weight-complex="normal"/>
    </style:style>
    <style:style style:name="T10" style:family="text">
      <style:text-properties style:font-name="Liberation Serif" fo:font-size="11pt" fo:font-weight="normal" officeooo:rsid="001bc529" style:font-size-asian="9.60000038146973pt" style:font-weight-asian="normal" style:font-size-complex="11pt" style:font-weight-complex="normal"/>
    </style:style>
    <style:style style:name="T11" style:family="text">
      <style:text-properties style:font-name="Liberation Serif" fo:font-size="11pt" fo:font-weight="normal" officeooo:rsid="001f1563" style:font-size-asian="9.60000038146973pt" style:font-weight-asian="normal" style:font-size-complex="11pt" style:font-weight-complex="normal"/>
    </style:style>
    <style:style style:name="T12" style:family="text">
      <style:text-properties style:font-name="Liberation Serif" fo:font-size="11pt" fo:font-weight="normal" officeooo:rsid="001f6d86" style:font-size-asian="9.60000038146973pt" style:font-weight-asian="normal" style:font-size-complex="11pt" style:font-weight-complex="normal"/>
    </style:style>
    <style:style style:name="T13" style:family="text">
      <style:text-properties style:font-name="Liberation Serif" fo:font-size="11pt" fo:font-weight="normal" officeooo:rsid="0017044a" style:font-size-asian="9.60000038146973pt" style:font-weight-asian="normal" style:font-size-complex="11pt" style:font-weight-complex="normal"/>
    </style:style>
    <style:style style:name="T14" style:family="text">
      <style:text-properties style:font-name="Liberation Serif" fo:font-size="11pt" fo:font-weight="normal" officeooo:rsid="0019c588" style:font-size-asian="9.60000038146973pt" style:font-weight-asian="normal" style:font-size-complex="11pt" style:font-weight-complex="normal"/>
    </style:style>
    <style:style style:name="T15" style:family="text">
      <style:text-properties style:font-name="Liberation Serif" fo:font-size="11pt" fo:font-weight="normal" officeooo:rsid="001b3cd9" style:font-size-asian="9.60000038146973pt" style:font-weight-asian="normal" style:font-size-complex="11pt" style:font-weight-complex="normal"/>
    </style:style>
    <style:style style:name="T16" style:family="text">
      <style:text-properties officeooo:rsid="00161fa3"/>
    </style:style>
    <style:style style:name="T17" style:family="text">
      <style:text-properties officeooo:rsid="0019c588"/>
    </style:style>
    <style:style style:name="T18" style:family="text">
      <style:text-properties officeooo:rsid="0019edda"/>
    </style:style>
    <style:style style:name="T19" style:family="text">
      <style:text-properties officeooo:rsid="001b3cd9"/>
    </style:style>
    <style:style style:name="T20" style:family="text">
      <style:text-properties officeooo:rsid="001f1563"/>
    </style:style>
    <style:style style:name="T21" style:family="text">
      <style:text-properties officeooo:rsid="001f6d86"/>
    </style:style>
    <style:style style:name="T22" style:family="text">
      <style:text-properties fo:font-size="12pt"/>
    </style:style>
    <style:style style:name="T23" style:family="text">
      <style:text-properties style:font-name="Liberation Serif3" fo:font-size="12pt" style:font-name-complex="Liberation Serif3" style:font-size-complex="11pt"/>
    </style:style>
    <style:style style:name="T24" style:family="text">
      <style:text-properties style:font-name="Liberation Serif1" fo:font-size="12pt" style:font-name-complex="Liberation Serif1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ffffff" draw:textarea-horizontal-align="justify" draw:textarea-vertical-align="middle" draw:auto-grow-height="false" fo:min-height="0.529cm" fo:min-width="1.7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ffffff" draw:textarea-horizontal-align="justify" draw:textarea-vertical-align="middle" draw:auto-grow-height="false" fo:min-height="0.669cm" fo:min-width="2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ffffff" draw:textarea-horizontal-align="justify" draw:textarea-vertical-align="middle" draw:auto-grow-height="false" fo:min-height="0.669cm" fo:min-width="0.6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573cm" fo:min-width="0.5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-color="#ffffff" draw:textarea-horizontal-align="justify" draw:textarea-vertical-align="middle" draw:auto-grow-height="false" fo:min-height="0.949cm" fo:min-width="0.9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ffffff" draw:textarea-horizontal-align="justify" draw:textarea-vertical-align="middle" draw:auto-grow-height="false" fo:min-height="0.594cm" fo:min-width="0.6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-color="#729fcf" draw:textarea-horizontal-align="justify" draw:textarea-vertical-align="middle" draw:auto-grow-height="false" fo:min-height="0.573cm" fo:min-width="0.5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s 1. </text:p>
      <text:p text:style-name="P1"/>
      <text:p text:style-name="P1">Descreva o funcionamento de uma máquina de Turing M original que reconhece a linguagem </text:p>
      <text:p text:style-name="P1">L = { w | w é uma string de 0’s e 1’s que contém a mesma quantidade de 0’s e 1’s }. </text:p>
      <text:p text:style-name="P4"/>
      <text:p text:style-name="P5">R:. O funcionamento de uma máquina de Turing M original funciona da seguinte forma:</text:p>
      <text:p text:style-name="P5"/>
      <text:p text:style-name="P5">○ Estado atual da máquina </text:p>
      <text:p text:style-name="P5">○ Conteúdo atual da fita, neste caso {0,1}* <text:s/>w | w</text:p>
      <text:p text:style-name="P4">○ <text:s/><text:span text:style-name="T1">Posição atual da cabeça da fita </text:span></text:p>
      <text:p text:style-name="P5"/>
      <text:p text:style-name="P5">Ao considerarmos uma entrada aceitável tal que L = {0, 0, 1, 1} </text:p>
      <text:p text:style-name="P4"><text:span text:style-name="T1">Teríamos então </text:span><text:span text:style-name="T2">o seguinte funcionamento</text:span><text:span text:style-name="T1"> da máquina M: </text:span></text:p>
      <text:p text:style-name="P5"/>
      <text:p text:style-name="P5">1. Execute o seguinte processo de substituição de 0’s e 1’s por x’s e y’s: Substitua um 0 por x e vá para a direita até encontrar um 1. Substitua o 1 por y e vá para a esquerda até encontrar um x. Vá para a célula da direita para recomeçar o processo</text:p>
      <text:p text:style-name="P5"/>
      <text:p text:style-name="P5">2. Se nenhum 0 for encontrado, rejeite. Se algum 1 correspondente a um 0 não for encontrado, rejeite. Quando todos os 0’s tiverem sido substituídos por x’s, verifique se existem 0’s ou 1’s à direita do último y. Se sim, rejeite; senão, aceite</text:p>
      <text:p text:style-name="P5"/>
      <text:p text:style-name="P7"><draw:custom-shape text:anchor-type="paragraph" draw:z-index="4" draw:name="Forma1_4" draw:style-name="gr12" draw:text-style-name="P45" svg:width="0.639cm" svg:height="0.595cm" svg:x="3.228cm" svg:y="0.482cm"><text:p/><draw:enhanced-geometry svg:viewBox="0 0 21600 21600" draw:type="rectangle" draw:enhanced-path="M 0 0 L 21600 0 21600 21600 0 21600 0 0 Z N"/></draw:custom-shape>Ao finalizar os passos teríamos esta saída: </text:p>
      <text:p text:style-name="P7"><draw:line text:anchor-type="paragraph" draw:z-index="5" draw:name="Forma2" draw:style-name="gr3" draw:text-style-name="P36" svg:x1="3.866cm" svg:y1="0.213cm" svg:x2="5.699cm" svg:y2="0.213cm"><text:p/></draw:line><draw:line text:anchor-type="paragraph" draw:z-index="6" draw:name="Forma3" draw:style-name="gr1" draw:text-style-name="P36" svg:x1="5.699cm" svg:y1="0.213cm" svg:x2="5.699cm" svg:y2="0.742cm"><text:p/></draw:line></text:p>
      <text:p text:style-name="P7"><draw:custom-shape text:anchor-type="paragraph" draw:z-index="0" draw:name="Forma1" draw:style-name="gr12" draw:text-style-name="P40" svg:width="0.639cm" svg:height="0.595cm" svg:x="2.812cm" svg:y="0.346cm"><text:p text:style-name="P39"><text:s text:c="2"/>x</text:p><draw:enhanced-geometry svg:viewBox="0 0 21600 21600" draw:type="rectangle" draw:enhanced-path="M 0 0 L 21600 0 21600 21600 0 21600 0 0 Z N"/></draw:custom-shape><draw:custom-shape text:anchor-type="paragraph" draw:z-index="2" draw:name="Forma1_2" draw:style-name="gr12" draw:text-style-name="P40" svg:width="0.639cm" svg:height="0.595cm" svg:x="4.727cm" svg:y="0.346cm"><text:p text:style-name="P39"><text:s text:c="2"/>y</text:p><draw:enhanced-geometry svg:viewBox="0 0 21600 21600" draw:type="rectangle" draw:enhanced-path="M 0 0 L 21600 0 21600 21600 0 21600 0 0 Z N"/></draw:custom-shape><draw:custom-shape text:anchor-type="paragraph" draw:z-index="3" draw:name="Forma1_3" draw:style-name="gr12" draw:text-style-name="P45" svg:width="0.639cm" svg:height="0.595cm" svg:x="5.366cm" svg:y="0.346cm"><text:p text:style-name="P46"><text:span text:style-name="T22"><text:s/>⊔</text:span></text:p><draw:enhanced-geometry svg:viewBox="0 0 21600 21600" draw:type="rectangle" draw:enhanced-path="M 0 0 L 21600 0 21600 21600 0 21600 0 0 Z N"/></draw:custom-shape><draw:custom-shape text:anchor-type="paragraph" draw:z-index="102" draw:name="Forma1_0" draw:style-name="gr12" draw:text-style-name="P40" svg:width="0.639cm" svg:height="0.595cm" svg:x="3.45cm" svg:y="0.346cm"><text:p text:style-name="P39"><text:s text:c="2"/>x</text:p><draw:enhanced-geometry svg:viewBox="0 0 21600 21600" draw:type="rectangle" draw:enhanced-path="M 0 0 L 21600 0 21600 21600 0 21600 0 0 Z N"/></draw:custom-shape><draw:custom-shape text:anchor-type="paragraph" draw:z-index="1" draw:name="Forma1_1" draw:style-name="gr12" draw:text-style-name="P40" svg:width="0.639cm" svg:height="0.595cm" svg:x="4.089cm" svg:y="0.346cm"><text:p text:style-name="P39"><text:s text:c="2"/>y </text:p><draw:enhanced-geometry svg:viewBox="0 0 21600 21600" draw:type="rectangle" draw:enhanced-path="M 0 0 L 21600 0 21600 21600 0 21600 0 0 Z N"/></draw:custom-shape></text:p>
      <text:p text:style-name="P4"/>
      <text:p text:style-name="P25"/>
      <text:p text:style-name="P8">em consequência a máquina aceitaria após este passo se decidível. </text:p>
      <text:p text:style-name="P8">configuração de aceitação: xxyyq5<text:span text:style-name="T4">⊔ origina qaceita.</text:span></text:p>
      <text:p text:style-name="P2"/>
      <text:p text:style-name="P3">Exercícios 2.</text:p>
      <text:p text:style-name="P3"><text:s/>Descreva formalmente uma máquina de Turing M original que reconhece a </text:p>
      <text:p text:style-name="P3">linguagem L = { w | w é uma string de 0’s e 1’s que contém a mesma quantidade de 0’s e 1’s }. </text:p>
      <text:p text:style-name="P1"/>
      <text:p text:style-name="P13">Descrição do funcionamento de uma máquina de Turing M original é dada por:</text:p>
      <text:p text:style-name="P13"/>
      <text:p text:style-name="P15">Uma máquina de Turing é uma 7-upla (Q, Σ, Γ, <text:span text:style-name="T3">&amp; </text:span>, q0 , qaceita, qrejeita), </text:p>
      <text:p text:style-name="P15">onde Q, Σ, Γ são conjuntos finitos e </text:p>
      <text:p text:style-name="P15">○ Q é o conjunto de estados em que a máquina pode estar, </text:p>
      <text:p text:style-name="P15">○ Σ é o alfabeto de entrada, que não contém o símbolo ⊔ (célula em branco), </text:p>
      <text:p text:style-name="P15">○ Γ é o alfabeto da fita, que satisfaz ⊔ ∈ Γ e Σ ⊆ Γ, </text:p>
      <text:p text:style-name="P15">○ <text:span text:style-name="T3">&amp; </text:span>: Q ⨯ Γ → Q ⨯ Γ ⨯ { L, R } é a função de transição, </text:p>
      <text:p text:style-name="P15">○ q0 ∈ Q é o estado inicial da máquina, </text:p>
      <text:p text:style-name="P15">○ qaceita ∈ Q é o estado de aceitação e </text:p>
      <text:p text:style-name="P15">○ qrejeita ∈ Q é o estado de rejeição, que é diferente de qaceita</text:p>
      <text:p text:style-name="P15"/>
      <text:p text:style-name="P12"><text:span text:style-name="T2">D</text:span><text:span text:style-name="T1">escrição </text:span><text:span text:style-name="T16">do funcionamento da máquina para as defiA primeira fita busca um simbolo diferente de y e 0 mais a esquerda.nições propostas</text:span><text:span text:style-name="T1">:</text:span></text:p>
      <text:p text:style-name="P12">A máquina de Turing M é uma 7-upla (Q, Σ, Γ, <text:span text:style-name="T3">&amp; </text:span>, q0 , qaceita, qrejeita), onde Q, Σ, Γ são conjuntos finitos e </text:p>
      <text:p text:style-name="P12">○ Q = (ver próximos <text:span text:style-name="T3">passos</text:span>) </text:p>
      <text:p text:style-name="P12">○ Σ = { 0, 1} (não contém o símbolo ⊔) </text:p>
      <text:p text:style-name="P12"><text:soft-page-break/>○ Γ = { 0, 1, <text:span text:style-name="T3">x</text:span>, <text:span text:style-name="T3">y</text:span>, ⊔ }, </text:p>
      <text:p text:style-name="P12">○ <text:span text:style-name="T3">&amp;</text:span>: <text:s/>Q ⨯ Γ → Q ⨯ Γ ⨯ { L, R } é a função de transição</text:p>
      <text:p text:style-name="P12">○ q0 ∈ Q é o estado inicial da máquina, </text:p>
      <text:p text:style-name="P12">○ qaceita ∈ Q é o estado de aceitação e </text:p>
      <text:p text:style-name="P12">○ qrejeita ∈ Q é o estado de rejeição, que é diferente de qaceita</text:p>
      <text:p text:style-name="P6"><text:s/></text:p>
      <text:p text:style-name="P6">○ Em um diagrama de estados de qi, para cada estado qi ∈ Q e cada símbolo <text:span text:style-name="T2">0 ou 1 </text:span>∈ Γ, existe exatamente uma transição saindo de qi com rótulo <text:span text:style-name="T2">de 0’s ou 1’s</text:span> </text:p>
      <text:p text:style-name="P12"><text:span text:style-name="T1">○ Adotamos a seguinte convenção: Para cada estado qi ∈ Q e cada símbolo a ∈ Γ, se a transição saindo de qi com rótulo a está omitida do diagrama, então esta transição leva para o estado de rejeição e tem o formato a → a, R,</text:span><text:span text:style-name="T2"> neste exemplo 0→0, {L, R} ou 1 → 1, {L, R}</text:span></text:p>
      <text:p text:style-name="P12"/>
      <text:p text:style-name="P7">Estado formal dos possíveis passos dados por um diagrama deste funcionamento para a entrada L{0,0,1,1}:</text:p>
      <text:p text:style-name="P7">M = ({ q0 , q1 , q2 , q3 , q4 , q5 }, { 0, 1 }, { 0, 1, x, y, ⊔ }, q0 , q4 , q5 ). </text:p>
      <text:p text:style-name="P4"/>
      <text:p text:style-name="P14"/>
      <text:p text:style-name="P1"/>
      <text:p text:style-name="P1">Exercícios 3. </text:p>
      <text:p text:style-name="P1">Considere uma máquina de Turing M com 2 fitas que reconhece a linguagem </text:p>
      <text:p text:style-name="P1">L = { w | w é uma string de 0’s e 1’s que contém a mesma quantidade de 0’s e 1’s } e que funciona da seguinte maneira: </text:p>
      <text:p text:style-name="P1"/>
      <text:p text:style-name="P1">○ A primeira fita de M é usada para armazenar a string de entrada; </text:p>
      <text:p text:style-name="P1"/>
      <text:p text:style-name="P1">○ A segunda fita de M é usada para armazenar a quantidade de 0’s a mais do que 1’s ou a quantidade de 1’s a mais do que 0’s que existem na parte já lida da string de entrada. </text:p>
      <text:p text:style-name="P1"/>
      <text:p text:style-name="P1">Construa um diagrama de estados para M e explique sucintamente o que representa cada estado.</text:p>
      <text:p text:style-name="P10"/>
      <text:p text:style-name="P8"/>
      <text:p text:style-name="P11">R:.</text:p>
      <text:p text:style-name="P11">Descrição da máquina:</text:p>
      <text:p text:style-name="P11"/>
      <text:p text:style-name="P16">○ <text:span text:style-name="T3">&amp;</text:span>: <text:s/>Q ⨯ Γ → Q ⨯ Γ ⨯ { L, R, <text:span text:style-name="T20">S</text:span>} é a função de transição</text:p>
      <text:p text:style-name="P16">○ q0 ∈ Q é o estado inicial da máquina, </text:p>
      <text:p text:style-name="P16">○ qaceita ∈ Q é o estado de aceitação e </text:p>
      <text:p text:style-name="P9">○ qrejeita ∈ Q é o estado de rejeição, que é diferente de qaceita</text:p>
      <text:p text:style-name="P8">○ Σ = {0,0,1,1};</text:p>
      <text:p text:style-name="P8">○ Γ<text:span text:style-name="T16">m</text:span> = { 0, 1, x, y, ⊔ };</text:p>
      <text:p text:style-name="P8"/>
      <text:p text:style-name="P8"/>
      <text:p text:style-name="P11"><draw:custom-shape text:anchor-type="paragraph" draw:z-index="7" draw:name="Forma4" draw:style-name="gr11" draw:text-style-name="P42" svg:width="0.904cm" svg:height="0.95cm" svg:x="0.298cm" svg:y="0.797cm"><text:p/><draw:enhanced-geometry svg:viewBox="0 0 21600 21600" draw:type="rectangle" draw:enhanced-path="M 0 0 L 21600 0 21600 21600 0 21600 0 0 Z N"/></draw:custom-shape><draw:line text:anchor-type="paragraph" draw:z-index="8" draw:name="Forma5" draw:style-name="gr3" draw:text-style-name="P36" svg:x1="1.201cm" svg:y1="0.953cm" svg:x2="2.37cm" svg:y2="0.953cm"><text:p/></draw:line><draw:line text:anchor-type="paragraph" draw:z-index="9" draw:name="Forma6" draw:style-name="gr3" draw:text-style-name="P36" svg:x1="1.201cm" svg:y1="1.746cm" svg:x2="1.907cm" svg:y2="1.746cm"><text:p/></draw:line><draw:line text:anchor-type="paragraph" draw:z-index="10" draw:name="Forma7" draw:style-name="gr3" draw:text-style-name="P36" svg:x1="1.907cm" svg:y1="1.767cm" svg:x2="1.907cm" svg:y2="2.34cm"><text:p/></draw:line><draw:line text:anchor-type="paragraph" draw:z-index="11" draw:name="Forma8" draw:style-name="gr3" draw:text-style-name="P36" svg:x1="1.907cm" svg:y1="2.341cm" svg:x2="2.459cm" svg:y2="2.341cm"><text:p/></draw:line><draw:custom-shape text:anchor-type="paragraph" draw:z-index="12" draw:name="Forma9" draw:style-name="gr13" draw:text-style-name="P44" svg:width="0.595cm" svg:height="0.574cm" svg:x="2.129cm" svg:y="1.371cm"><text:p text:style-name="P39"><text:s text:c="2"/>0</text:p><draw:enhanced-geometry svg:viewBox="0 0 21600 21600" draw:type="rectangle" draw:enhanced-path="M 0 0 L 21600 0 21600 21600 0 21600 0 0 Z N"/></draw:custom-shape><draw:line text:anchor-type="paragraph" draw:z-index="13" draw:name="Forma10" draw:style-name="gr1" draw:text-style-name="P36" svg:x1="2.371cm" svg:y1="0.953cm" svg:x2="2.371cm" svg:y2="1.35cm"><text:p/></draw:line><draw:custom-shape text:anchor-type="paragraph" draw:z-index="14" draw:name="Forma9_0" draw:style-name="gr13" draw:text-style-name="P44" svg:width="0.595cm" svg:height="0.574cm" svg:x="2.723cm" svg:y="1.371cm"><text:p text:style-name="P39"><text:s text:c="2"/>0</text:p><draw:enhanced-geometry svg:viewBox="0 0 21600 21600" draw:type="rectangle" draw:enhanced-path="M 0 0 L 21600 0 21600 21600 0 21600 0 0 Z N"/></draw:custom-shape><draw:custom-shape text:anchor-type="paragraph" draw:z-index="15" draw:name="Forma9_1" draw:style-name="gr10" draw:text-style-name="P39" svg:width="0.595cm" svg:height="0.574cm" svg:x="3.318cm" svg:y="1.371cm"><text:p text:style-name="P39"><text:s text:c="2"/>1</text:p><draw:enhanced-geometry svg:viewBox="0 0 21600 21600" draw:type="rectangle" draw:enhanced-path="M 0 0 L 21600 0 21600 21600 0 21600 0 0 Z N"/></draw:custom-shape><draw:custom-shape text:anchor-type="paragraph" draw:z-index="16" draw:name="Forma9_2" draw:style-name="gr10" draw:text-style-name="P39" svg:width="0.595cm" svg:height="0.574cm" svg:x="3.912cm" svg:y="1.371cm"><text:p text:style-name="P39"><text:s text:c="2"/>1</text:p><draw:enhanced-geometry svg:viewBox="0 0 21600 21600" draw:type="rectangle" draw:enhanced-path="M 0 0 L 21600 0 21600 21600 0 21600 0 0 Z N"/></draw:custom-shape><draw:custom-shape text:anchor-type="paragraph" draw:z-index="17" draw:name="Forma9_3" draw:style-name="gr10" draw:text-style-name="P39" svg:width="0.595cm" svg:height="0.574cm" svg:x="4.507cm" svg:y="1.371cm"><text:p text:style-name="P39"><text:span text:style-name="T24"><text:s/>⊔</text:span></text:p><draw:enhanced-geometry svg:viewBox="0 0 21600 21600" draw:type="rectangle" draw:enhanced-path="M 0 0 L 21600 0 21600 21600 0 21600 0 0 Z N"/></draw:custom-shape><draw:custom-shape text:anchor-type="paragraph" draw:z-index="18" draw:name="Forma9_5" draw:style-name="gr10" draw:text-style-name="P41" svg:width="0.595cm" svg:height="0.574cm" svg:x="5.101cm" svg:y="1.371cm"><text:p text:style-name="P41"><text:span text:style-name="T24"><text:s/>⊔</text:span></text:p><draw:enhanced-geometry svg:viewBox="0 0 21600 21600" draw:type="rectangle" draw:enhanced-path="M 0 0 L 21600 0 21600 21600 0 21600 0 0 Z N"/></draw:custom-shape><draw:line text:anchor-type="paragraph" draw:z-index="19" draw:name="Forma10_0" draw:style-name="gr1" draw:text-style-name="P36" svg:x1="2.459cm" svg:y1="2.341cm" svg:x2="2.459cm" svg:y2="2.738cm"><text:p/></draw:line><draw:custom-shape text:anchor-type="paragraph" draw:z-index="20" draw:name="Forma9_9" draw:style-name="gr10" draw:text-style-name="P41" svg:width="0.595cm" svg:height="0.574cm" svg:x="4.551cm" svg:y="2.716cm"><text:p text:style-name="P41"><text:span text:style-name="T24"><text:s/>⊔</text:span></text:p><draw:enhanced-geometry svg:viewBox="0 0 21600 21600" draw:type="rectangle" draw:enhanced-path="M 0 0 L 21600 0 21600 21600 0 21600 0 0 Z N"/></draw:custom-shape><draw:custom-shape text:anchor-type="paragraph" draw:z-index="21" draw:name="Forma9_7" draw:style-name="gr10" draw:text-style-name="P41" svg:width="0.595cm" svg:height="0.574cm" svg:x="3.362cm" svg:y="2.716cm"><text:p text:style-name="P41"><text:span text:style-name="T24"><text:s/>⊔</text:span></text:p><draw:enhanced-geometry svg:viewBox="0 0 21600 21600" draw:type="rectangle" draw:enhanced-path="M 0 0 L 21600 0 21600 21600 0 21600 0 0 Z N"/></draw:custom-shape><draw:custom-shape text:anchor-type="paragraph" draw:z-index="22" draw:name="Forma9_8" draw:style-name="gr10" draw:text-style-name="P41" svg:width="0.595cm" svg:height="0.574cm" svg:x="3.956cm" svg:y="2.716cm"><text:p text:style-name="P41"><text:span text:style-name="T24"><text:s/>⊔</text:span></text:p><draw:enhanced-geometry svg:viewBox="0 0 21600 21600" draw:type="rectangle" draw:enhanced-path="M 0 0 L 21600 0 21600 21600 0 21600 0 0 Z N"/></draw:custom-shape>considerando a segunda fita apenas parar marcar 0’s já lidos, temos:</text:p>
      <text:p text:style-name="P9"/>
      <text:p text:style-name="P9"/>
      <text:p text:style-name="P9"/>
      <text:p text:style-name="P9"/>
      <text:p text:style-name="P9"><draw:custom-shape text:anchor-type="paragraph" draw:z-index="160" draw:name="Forma9_10" draw:style-name="gr10" draw:text-style-name="P41" svg:width="0.595cm" svg:height="0.574cm" svg:x="2.768cm" svg:y="0.282cm"><text:p text:style-name="P41"><text:span text:style-name="T24"><text:s/>⊔</text:span></text:p><draw:enhanced-geometry svg:viewBox="0 0 21600 21600" draw:type="rectangle" draw:enhanced-path="M 0 0 L 21600 0 21600 21600 0 21600 0 0 Z N"/></draw:custom-shape><draw:custom-shape text:anchor-type="paragraph" draw:z-index="163" draw:name="Forma9_6" draw:style-name="gr10" draw:text-style-name="P41" svg:width="0.595cm" svg:height="0.574cm" svg:x="2.173cm" svg:y="0.282cm"><text:p text:style-name="P41"><text:span text:style-name="T24"><text:s/>⊔</text:span></text:p><draw:enhanced-geometry svg:viewBox="0 0 21600 21600" draw:type="rectangle" draw:enhanced-path="M 0 0 L 21600 0 21600 21600 0 21600 0 0 Z N"/></draw:custom-shape></text:p>
      <text:p text:style-name="P9"/>
      <text:p text:style-name="P9"/>
      <text:p text:style-name="P21"><text:soft-page-break/><text:span text:style-name="T5">Ambas as fitas iniciam com a cabeça no início </text:span><text:span text:style-name="T6">e operam da mesma forma (marca x e vai a direita), somente se for entradas com o primeiro simbolo igual a 0, do contrário rejeita.</text:span></text:p>
      <text:p text:style-name="P11"/>
      <text:p text:style-name="P9"/>
      <text:p text:style-name="P9"/>
      <text:p text:style-name="P17"><draw:custom-shape text:anchor-type="paragraph" draw:z-index="23" draw:name="Forma4_0" draw:style-name="gr11" draw:text-style-name="P42" svg:width="0.904cm" svg:height="0.95cm" svg:x="0.011cm" svg:y="-0.998cm"><text:p/><draw:enhanced-geometry svg:viewBox="0 0 21600 21600" draw:type="rectangle" draw:enhanced-path="M 0 0 L 21600 0 21600 21600 0 21600 0 0 Z N"/></draw:custom-shape><draw:line text:anchor-type="paragraph" draw:z-index="24" draw:name="Forma5_0" draw:style-name="gr3" draw:text-style-name="P36" svg:x1="0.914cm" svg:y1="-0.822cm" svg:x2="2.724cm" svg:y2="-0.843cm"><text:p/></draw:line><draw:line text:anchor-type="paragraph" draw:z-index="25" draw:name="Forma10_1" draw:style-name="gr1" draw:text-style-name="P36" svg:x1="2.723cm" svg:y1="-0.843cm" svg:x2="2.723cm" svg:y2="-0.446cm"><text:p/></draw:line><draw:custom-shape text:anchor-type="paragraph" draw:z-index="26" draw:name="Forma9_4" draw:style-name="gr10" draw:text-style-name="P39" svg:width="0.595cm" svg:height="0.574cm" svg:x="1.799cm" svg:y="-0.446cm"><text:p text:style-name="P39"><text:s text:c="2"/>x</text:p><draw:enhanced-geometry svg:viewBox="0 0 21600 21600" draw:type="rectangle" draw:enhanced-path="M 0 0 L 21600 0 21600 21600 0 21600 0 0 Z N"/></draw:custom-shape><draw:custom-shape text:anchor-type="paragraph" draw:z-index="27" draw:name="Forma9_11" draw:style-name="gr10" draw:text-style-name="P39" svg:width="0.595cm" svg:height="0.574cm" svg:x="2.394cm" svg:y="-0.446cm"><text:p text:style-name="P39"><text:s text:c="2"/>0</text:p><draw:enhanced-geometry svg:viewBox="0 0 21600 21600" draw:type="rectangle" draw:enhanced-path="M 0 0 L 21600 0 21600 21600 0 21600 0 0 Z N"/></draw:custom-shape><draw:custom-shape text:anchor-type="paragraph" draw:z-index="28" draw:name="Forma9_12" draw:style-name="gr10" draw:text-style-name="P39" svg:width="0.595cm" svg:height="0.574cm" svg:x="2.988cm" svg:y="-0.446cm"><text:p text:style-name="P39"><text:s text:c="2"/>1</text:p><draw:enhanced-geometry svg:viewBox="0 0 21600 21600" draw:type="rectangle" draw:enhanced-path="M 0 0 L 21600 0 21600 21600 0 21600 0 0 Z N"/></draw:custom-shape><draw:custom-shape text:anchor-type="paragraph" draw:z-index="29" draw:name="Forma9_13" draw:style-name="gr10" draw:text-style-name="P39" svg:width="0.595cm" svg:height="0.574cm" svg:x="3.582cm" svg:y="-0.446cm"><text:p text:style-name="P39"><text:s text:c="2"/>1</text:p><draw:enhanced-geometry svg:viewBox="0 0 21600 21600" draw:type="rectangle" draw:enhanced-path="M 0 0 L 21600 0 21600 21600 0 21600 0 0 Z N"/></draw:custom-shape><draw:custom-shape text:anchor-type="paragraph" draw:z-index="30" draw:name="Forma9_14" draw:style-name="gr10" draw:text-style-name="P41" svg:width="0.595cm" svg:height="0.574cm" svg:x="4.089cm" svg:y="1.251cm"><text:p text:style-name="P41"><text:span text:style-name="T24"><text:s/>⊔</text:span></text:p><draw:enhanced-geometry svg:viewBox="0 0 21600 21600" draw:type="rectangle" draw:enhanced-path="M 0 0 L 21600 0 21600 21600 0 21600 0 0 Z N"/></draw:custom-shape><draw:custom-shape text:anchor-type="paragraph" draw:z-index="31" draw:name="Forma9_15" draw:style-name="gr10" draw:text-style-name="P41" svg:width="0.595cm" svg:height="0.574cm" svg:x="4.177cm" svg:y="-0.446cm"><text:p text:style-name="P41"><text:span text:style-name="T24"><text:s/>⊔</text:span></text:p><draw:enhanced-geometry svg:viewBox="0 0 21600 21600" draw:type="rectangle" draw:enhanced-path="M 0 0 L 21600 0 21600 21600 0 21600 0 0 Z N"/></draw:custom-shape><draw:line text:anchor-type="paragraph" draw:z-index="32" draw:name="Forma6_0" draw:style-name="gr3" draw:text-style-name="P36" svg:x1="0.914cm" svg:y1="-0.049cm" svg:x2="1.378cm" svg:y2="-0.049cm"><text:p/></draw:line><draw:line text:anchor-type="paragraph" draw:z-index="33" draw:name="Forma7_0" draw:style-name="gr3" draw:text-style-name="P36" svg:x1="1.355cm" svg:y1="-0.049cm" svg:x2="1.355cm" svg:y2="0.84cm"><text:p/></draw:line><draw:line text:anchor-type="paragraph" draw:z-index="34" draw:name="Forma8_0" draw:style-name="gr3" draw:text-style-name="P36" svg:x1="1.355cm" svg:y1="0.84cm" svg:x2="2.657cm" svg:y2="0.833cm"><text:p/></draw:line><draw:custom-shape text:anchor-type="paragraph" draw:z-index="35" draw:name="Forma9_16" draw:style-name="gr10" draw:text-style-name="P39" svg:width="0.595cm" svg:height="0.574cm" svg:x="1.711cm" svg:y="1.251cm"><text:p text:style-name="P39"><text:s text:c="2"/>x</text:p><draw:enhanced-geometry svg:viewBox="0 0 21600 21600" draw:type="rectangle" draw:enhanced-path="M 0 0 L 21600 0 21600 21600 0 21600 0 0 Z N"/></draw:custom-shape><draw:line text:anchor-type="paragraph" draw:z-index="36" draw:name="Forma10_2" draw:style-name="gr1" draw:text-style-name="P36" svg:x1="2.656cm" svg:y1="0.833cm" svg:x2="2.656cm" svg:y2="1.23cm"><text:p/></draw:line><draw:custom-shape text:anchor-type="paragraph" draw:z-index="37" draw:name="Forma9_17" draw:style-name="gr10" draw:text-style-name="P39" svg:width="0.595cm" svg:height="0.574cm" svg:x="2.394cm" svg:y="-0.446cm"><text:p text:style-name="P39"><text:s text:c="2"/>0</text:p><draw:enhanced-geometry svg:viewBox="0 0 21600 21600" draw:type="rectangle" draw:enhanced-path="M 0 0 L 21600 0 21600 21600 0 21600 0 0 Z N"/></draw:custom-shape><draw:custom-shape text:anchor-type="paragraph" draw:z-index="38" draw:name="Forma9_19" draw:style-name="gr10" draw:text-style-name="P41" svg:width="0.595cm" svg:height="0.574cm" svg:x="2.9cm" svg:y="1.251cm"><text:p text:style-name="P41"><text:span text:style-name="T24"><text:s/>⊔</text:span></text:p><draw:enhanced-geometry svg:viewBox="0 0 21600 21600" draw:type="rectangle" draw:enhanced-path="M 0 0 L 21600 0 21600 21600 0 21600 0 0 Z N"/></draw:custom-shape><draw:custom-shape text:anchor-type="paragraph" draw:z-index="39" draw:name="Forma9_20" draw:style-name="gr10" draw:text-style-name="P41" svg:width="0.595cm" svg:height="0.574cm" svg:x="3.494cm" svg:y="1.251cm"><text:p text:style-name="P41"><text:span text:style-name="T24"><text:s/>⊔</text:span></text:p><draw:enhanced-geometry svg:viewBox="0 0 21600 21600" draw:type="rectangle" draw:enhanced-path="M 0 0 L 21600 0 21600 21600 0 21600 0 0 Z N"/></draw:custom-shape></text:p>
      <text:p text:style-name="P17"/>
      <text:p text:style-name="P17"><draw:custom-shape text:anchor-type="paragraph" draw:z-index="158" draw:name="Forma9_18" draw:style-name="gr10" draw:text-style-name="P41" svg:width="0.595cm" svg:height="0.574cm" svg:x="2.305cm" svg:y="0.358cm"><text:p text:style-name="P41"><text:span text:style-name="T24"><text:s/>⊔</text:span></text:p><draw:enhanced-geometry svg:viewBox="0 0 21600 21600" draw:type="rectangle" draw:enhanced-path="M 0 0 L 21600 0 21600 21600 0 21600 0 0 Z N"/></draw:custom-shape></text:p>
      <text:p text:style-name="P17"/>
      <text:p text:style-name="P17"/>
      <text:p text:style-name="P18"><draw:custom-shape text:anchor-type="paragraph" draw:z-index="40" draw:name="Forma4_1" draw:style-name="gr11" draw:text-style-name="P42" svg:width="0.904cm" svg:height="0.95cm" svg:x="0.034cm" svg:y="1.863cm"><text:p/><draw:enhanced-geometry svg:viewBox="0 0 21600 21600" draw:type="rectangle" draw:enhanced-path="M 0 0 L 21600 0 21600 21600 0 21600 0 0 Z N"/></draw:custom-shape><draw:line text:anchor-type="paragraph" draw:z-index="41" draw:name="Forma5_1" draw:style-name="gr3" draw:text-style-name="P36" svg:x1="0.937cm" svg:y1="1.886cm" svg:x2="3.717cm" svg:y2="1.886cm"><text:p/></draw:line><draw:line text:anchor-type="paragraph" draw:z-index="42" draw:name="Forma7_1" draw:style-name="gr3" draw:text-style-name="P36" svg:x1="0.937cm" svg:y1="2.552cm" svg:x2="1.355cm" svg:y2="2.552cm"><text:p/></draw:line><draw:line text:anchor-type="paragraph" draw:z-index="43" draw:name="Forma7_2" draw:style-name="gr3" draw:text-style-name="P36" svg:x1="1.355cm" svg:y1="2.552cm" svg:x2="1.355cm" svg:y2="3.441cm"><text:p/></draw:line><draw:custom-shape text:anchor-type="paragraph" draw:z-index="44" draw:name="Forma9_21" draw:style-name="gr10" draw:text-style-name="P39" svg:width="0.595cm" svg:height="0.574cm" svg:x="2.217cm" svg:y="2.282cm"><text:p text:style-name="P39"><text:s text:c="2"/>x</text:p><draw:enhanced-geometry svg:viewBox="0 0 21600 21600" draw:type="rectangle" draw:enhanced-path="M 0 0 L 21600 0 21600 21600 0 21600 0 0 Z N"/></draw:custom-shape><draw:custom-shape text:anchor-type="paragraph" draw:z-index="45" draw:name="Forma9_22" draw:style-name="gr10" draw:text-style-name="P39" svg:width="0.595cm" svg:height="0.574cm" svg:x="2.812cm" svg:y="2.282cm"><text:p text:style-name="P39"><text:s text:c="2"/>0</text:p><draw:enhanced-geometry svg:viewBox="0 0 21600 21600" draw:type="rectangle" draw:enhanced-path="M 0 0 L 21600 0 21600 21600 0 21600 0 0 Z N"/></draw:custom-shape><draw:custom-shape text:anchor-type="paragraph" draw:z-index="46" draw:name="Forma9_23" draw:style-name="gr10" draw:text-style-name="P39" svg:width="0.595cm" svg:height="0.574cm" svg:x="3.406cm" svg:y="2.282cm"><text:p text:style-name="P39"><text:s text:c="2"/>1</text:p><draw:enhanced-geometry svg:viewBox="0 0 21600 21600" draw:type="rectangle" draw:enhanced-path="M 0 0 L 21600 0 21600 21600 0 21600 0 0 Z N"/></draw:custom-shape><draw:custom-shape text:anchor-type="paragraph" draw:z-index="47" draw:name="Forma9_24" draw:style-name="gr10" draw:text-style-name="P39" svg:width="0.595cm" svg:height="0.574cm" svg:x="4.001cm" svg:y="2.282cm"><text:p text:style-name="P39"><text:s text:c="2"/><text:span text:style-name="T24">1</text:span></text:p><draw:enhanced-geometry svg:viewBox="0 0 21600 21600" draw:type="rectangle" draw:enhanced-path="M 0 0 L 21600 0 21600 21600 0 21600 0 0 Z N"/></draw:custom-shape><draw:custom-shape text:anchor-type="paragraph" draw:z-index="48" draw:name="Forma9_25" draw:style-name="gr10" draw:text-style-name="P39" svg:width="0.595cm" svg:height="0.574cm" svg:x="4.595cm" svg:y="2.282cm"><text:p text:style-name="P39"><text:s/><text:span text:style-name="T24">⊔</text:span></text:p><draw:enhanced-geometry svg:viewBox="0 0 21600 21600" draw:type="rectangle" draw:enhanced-path="M 0 0 L 21600 0 21600 21600 0 21600 0 0 Z N"/></draw:custom-shape><draw:line text:anchor-type="paragraph" draw:z-index="49" draw:name="Forma10_3" draw:style-name="gr1" draw:text-style-name="P36" svg:x1="3.717cm" svg:y1="1.886cm" svg:x2="3.717cm" svg:y2="2.283cm"><text:p/></draw:line><draw:line text:anchor-type="paragraph" draw:z-index="50" draw:name="Forma8_1" draw:style-name="gr3" draw:text-style-name="P36" svg:x1="1.355cm" svg:y1="3.448cm" svg:x2="3.165cm" svg:y2="3.448cm"><text:p/></draw:line><draw:custom-shape text:anchor-type="paragraph" draw:z-index="52" draw:name="Forma9_26" draw:style-name="gr10" draw:text-style-name="P39" svg:width="0.595cm" svg:height="0.574cm" svg:x="2.263cm" svg:y="3.881cm"><text:p text:style-name="P39"><text:s text:c="2"/>x</text:p><draw:enhanced-geometry svg:viewBox="0 0 21600 21600" draw:type="rectangle" draw:enhanced-path="M 0 0 L 21600 0 21600 21600 0 21600 0 0 Z N"/></draw:custom-shape><draw:custom-shape text:anchor-type="paragraph" draw:z-index="53" draw:name="Forma9_28" draw:style-name="gr10" draw:text-style-name="P41" svg:width="0.595cm" svg:height="0.574cm" svg:x="3.452cm" svg:y="3.881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4" draw:name="Forma9_29" draw:style-name="gr10" draw:text-style-name="P41" svg:width="0.595cm" svg:height="0.574cm" svg:x="4.046cm" svg:y="3.881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5" draw:name="Forma9_30" draw:style-name="gr10" draw:text-style-name="P41" svg:width="0.595cm" svg:height="0.574cm" svg:x="4.641cm" svg:y="3.881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Após este passo a primeira fita(de cima) continua a direita em busca de um simbolo diferente de 0, e ao encontrar marca com y, enquanto a segunda fita (de baixo) fica estática.</text:p>
      <text:p text:style-name="P18"/>
      <text:p text:style-name="P18"/>
      <text:p text:style-name="P18"/>
      <text:p text:style-name="P18"/>
      <text:p text:style-name="P18"/>
      <text:p text:style-name="P18"><draw:line text:anchor-type="paragraph" draw:z-index="51" draw:name="Forma10_4" draw:style-name="gr1" draw:text-style-name="P36" svg:x1="3.164cm" svg:y1="0.325cm" svg:x2="3.164cm" svg:y2="0.757cm"><text:p/></draw:line></text:p>
      <text:p text:style-name="P18"><draw:custom-shape text:anchor-type="paragraph" draw:z-index="161" draw:name="Forma9_27" draw:style-name="gr10" draw:text-style-name="P41" svg:width="0.595cm" svg:height="0.574cm" svg:x="2.858cm" svg:y="0.31cm"><text:p text:style-name="P41"><text:span text:style-name="T24"><text:s/>⊔</text:span></text:p><draw:enhanced-geometry svg:viewBox="0 0 21600 21600" draw:type="rectangle" draw:enhanced-path="M 0 0 L 21600 0 21600 21600 0 21600 0 0 Z N"/></draw:custom-shape></text:p>
      <text:p text:style-name="P18"/>
      <text:p text:style-name="P18"/>
      <text:p text:style-name="P22"><draw:custom-shape text:anchor-type="paragraph" draw:z-index="56" draw:name="Forma4_2" draw:style-name="gr11" draw:text-style-name="P42" svg:width="0.904cm" svg:height="0.95cm" svg:x="-0.011cm" svg:y="2.51cm"><text:p/><draw:enhanced-geometry svg:viewBox="0 0 21600 21600" draw:type="rectangle" draw:enhanced-path="M 0 0 L 21600 0 21600 21600 0 21600 0 0 Z N"/></draw:custom-shape><draw:line text:anchor-type="paragraph" draw:z-index="58" draw:name="Forma7_3" draw:style-name="gr3" draw:text-style-name="P36" svg:x1="0.893cm" svg:y1="3.314cm" svg:x2="1.311cm" svg:y2="3.314cm"><text:p/></draw:line><draw:line text:anchor-type="paragraph" draw:z-index="59" draw:name="Forma7_4" draw:style-name="gr3" draw:text-style-name="P36" svg:x1="1.311cm" svg:y1="3.314cm" svg:x2="1.311cm" svg:y2="4.203cm"><text:p/></draw:line><draw:custom-shape text:anchor-type="paragraph" draw:z-index="63" draw:name="Forma9_31" draw:style-name="gr10" draw:text-style-name="P39" svg:width="0.595cm" svg:height="0.574cm" svg:x="2.129cm" svg:y="3.089cm"><text:p text:style-name="P39"><text:s text:c="2"/>x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5" draw:name="Forma9_33" draw:style-name="gr10" draw:text-style-name="P39" svg:width="0.595cm" svg:height="0.574cm" svg:x="3.318cm" svg:y="3.089cm"><text:p text:style-name="P39"><text:s text:c="2"/>y</text:p><draw:enhanced-geometry svg:viewBox="0 0 21600 21600" draw:type="rectangle" draw:enhanced-path="M 0 0 L 21600 0 21600 21600 0 21600 0 0 Z N"/></draw:custom-shape><draw:custom-shape text:anchor-type="paragraph" draw:z-index="66" draw:name="Forma9_34" draw:style-name="gr10" draw:text-style-name="P39" svg:width="0.595cm" svg:height="0.574cm" svg:x="3.912cm" svg:y="3.089cm"><text:p text:style-name="P39"><text:s text:c="2"/><text:span text:style-name="T24">1</text:span></text:p><draw:enhanced-geometry svg:viewBox="0 0 21600 21600" draw:type="rectangle" draw:enhanced-path="M 0 0 L 21600 0 21600 21600 0 21600 0 0 Z N"/></draw:custom-shape><draw:custom-shape text:anchor-type="paragraph" draw:z-index="67" draw:name="Forma9_35" draw:style-name="gr10" draw:text-style-name="P39" svg:width="0.595cm" svg:height="0.574cm" svg:x="4.507cm" svg:y="3.089cm"><text:p text:style-name="P39"><text:s/><text:span text:style-name="T24">⊔</text:span></text:p><draw:enhanced-geometry svg:viewBox="0 0 21600 21600" draw:type="rectangle" draw:enhanced-path="M 0 0 L 21600 0 21600 21600 0 21600 0 0 Z N"/></draw:custom-shape><draw:custom-shape text:anchor-type="paragraph" draw:z-index="64" draw:name="Forma9_32" draw:style-name="gr10" draw:text-style-name="P39" svg:width="0.595cm" svg:height="0.574cm" svg:x="2.723cm" svg:y="3.089cm"><text:p text:style-name="P39"><text:s text:c="2"/>0</text:p><draw:enhanced-geometry svg:viewBox="0 0 21600 21600" draw:type="rectangle" draw:enhanced-path="M 0 0 L 21600 0 21600 21600 0 21600 0 0 Z N"/></draw:custom-shape><text:span text:style-name="T8">Ou seja a primeira fita anda para direita e encontra o 1, marca y no lugar e retorna a esquerda buscando por um elemento diferente de 0 e y, neste caso x, a segunda fita permanece </text:span><text:span text:style-name="T9">estática.</text:span></text:p>
      <text:p text:style-name="P28"/>
      <text:p text:style-name="P28"/>
      <text:p text:style-name="P23"><draw:line text:anchor-type="paragraph" draw:z-index="57" draw:name="Forma5_2" draw:style-name="gr3" draw:text-style-name="P36" svg:x1="0.893cm" svg:y1="0.857cm" svg:x2="2.503cm" svg:y2="0.857cm"><text:p/></draw:line><draw:line text:anchor-type="paragraph" draw:z-index="62" draw:name="Forma10_6" draw:style-name="gr1" draw:text-style-name="P36" svg:x1="2.503cm" svg:y1="0.857cm" svg:x2="2.503cm" svg:y2="1.254cm"><text:p/></draw:line><draw:custom-shape text:anchor-type="paragraph" draw:z-index="69" draw:name="Forma9_38" draw:style-name="gr10" draw:text-style-name="P41" svg:width="0.595cm" svg:height="0.574cm" svg:x="3.297cm" svg:y="2.917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0" draw:name="Forma9_39" draw:style-name="gr10" draw:text-style-name="P41" svg:width="0.595cm" svg:height="0.574cm" svg:x="3.891cm" svg:y="2.917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1" draw:name="Forma9_40" draw:style-name="gr10" draw:text-style-name="P41" svg:width="0.595cm" svg:height="0.574cm" svg:x="4.486cm" svg:y="2.917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2" draw:name="Forma4_3" draw:style-name="gr11" draw:text-style-name="P42" svg:width="0.904cm" svg:height="0.95cm" svg:x="7.265cm" svg:y="0.967cm"><text:p/><draw:enhanced-geometry svg:viewBox="0 0 21600 21600" draw:type="rectangle" draw:enhanced-path="M 0 0 L 21600 0 21600 21600 0 21600 0 0 Z N"/></draw:custom-shape><draw:line text:anchor-type="paragraph" draw:z-index="73" draw:name="Forma5_3" draw:style-name="gr3" draw:text-style-name="P36" svg:x1="8.169cm" svg:y1="1.078cm" svg:x2="9.779cm" svg:y2="1.078cm"><text:p/></draw:line><draw:line text:anchor-type="paragraph" draw:z-index="74" draw:name="Forma10_7" draw:style-name="gr1" draw:text-style-name="P36" svg:x1="9.779cm" svg:y1="1.078cm" svg:x2="9.779cm" svg:y2="1.475cm"><text:p/></draw:line><draw:custom-shape text:anchor-type="paragraph" draw:z-index="75" draw:name="Forma9_41" draw:style-name="gr10" draw:text-style-name="P39" svg:width="0.595cm" svg:height="0.574cm" svg:x="8.941cm" svg:y="1.589cm"><text:p text:style-name="P39"><text:s text:c="2"/>x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6" draw:name="Forma9_42" draw:style-name="gr10" draw:text-style-name="P39" svg:width="0.595cm" svg:height="0.574cm" svg:x="9.536cm" svg:y="1.589cm"><text:p text:style-name="P39"><text:s text:c="2"/>0</text:p><draw:enhanced-geometry svg:viewBox="0 0 21600 21600" draw:type="rectangle" draw:enhanced-path="M 0 0 L 21600 0 21600 21600 0 21600 0 0 Z N"/></draw:custom-shape><draw:custom-shape text:anchor-type="paragraph" draw:z-index="77" draw:name="Forma9_43" draw:style-name="gr10" draw:text-style-name="P39" svg:width="0.595cm" svg:height="0.574cm" svg:x="10.13cm" svg:y="1.589cm"><text:p text:style-name="P39"><text:s text:c="2"/>y</text:p><draw:enhanced-geometry svg:viewBox="0 0 21600 21600" draw:type="rectangle" draw:enhanced-path="M 0 0 L 21600 0 21600 21600 0 21600 0 0 Z N"/></draw:custom-shape><draw:custom-shape text:anchor-type="paragraph" draw:z-index="78" draw:name="Forma9_44" draw:style-name="gr10" draw:text-style-name="P39" svg:width="0.595cm" svg:height="0.574cm" svg:x="10.724cm" svg:y="1.589cm"><text:p text:style-name="P39"><text:s text:c="2"/><text:span text:style-name="T24">1</text:span></text:p><draw:enhanced-geometry svg:viewBox="0 0 21600 21600" draw:type="rectangle" draw:enhanced-path="M 0 0 L 21600 0 21600 21600 0 21600 0 0 Z N"/></draw:custom-shape><draw:custom-shape text:anchor-type="paragraph" draw:z-index="79" draw:name="Forma9_45" draw:style-name="gr10" draw:text-style-name="P39" svg:width="0.595cm" svg:height="0.574cm" svg:x="11.319cm" svg:y="1.589cm"><text:p text:style-name="P39"><text:s/><text:span text:style-name="T24">⊔</text:span></text:p><draw:enhanced-geometry svg:viewBox="0 0 21600 21600" draw:type="rectangle" draw:enhanced-path="M 0 0 L 21600 0 21600 21600 0 21600 0 0 Z N"/></draw:custom-shape><draw:line text:anchor-type="paragraph" draw:z-index="80" draw:name="Forma7_5" draw:style-name="gr3" draw:text-style-name="P36" svg:x1="8.169cm" svg:y1="1.916cm" svg:x2="8.587cm" svg:y2="1.916cm"><text:p/></draw:line><draw:line text:anchor-type="paragraph" draw:z-index="81" draw:name="Forma7_6" draw:style-name="gr3" draw:text-style-name="P36" svg:x1="8.587cm" svg:y1="1.916cm" svg:x2="8.587cm" svg:y2="2.805cm"><text:p/></draw:line><draw:line text:anchor-type="paragraph" draw:z-index="82" draw:name="Forma8_4" draw:style-name="gr3" draw:text-style-name="P36" svg:x1="8.587cm" svg:y1="2.805cm" svg:x2="9.889cm" svg:y2="2.805cm"><text:p/></draw:line><draw:line text:anchor-type="paragraph" draw:z-index="83" draw:name="Forma10_8" draw:style-name="gr1" draw:text-style-name="P36" svg:x1="9.888cm" svg:y1="2.805cm" svg:x2="9.888cm" svg:y2="3.202cm"><text:p/></draw:line><draw:custom-shape text:anchor-type="paragraph" draw:z-index="84" draw:name="Forma9_46" draw:style-name="gr10" draw:text-style-name="P39" svg:width="0.595cm" svg:height="0.574cm" svg:x="8.922cm" svg:y="3.268cm"><text:p text:style-name="P39"><text:s text:c="2"/>x</text:p><draw:enhanced-geometry svg:viewBox="0 0 21600 21600" draw:type="rectangle" draw:enhanced-path="M 0 0 L 21600 0 21600 21600 0 21600 0 0 Z N"/></draw:custom-shape><draw:custom-shape text:anchor-type="paragraph" draw:z-index="85" draw:name="Forma9_48" draw:style-name="gr10" draw:text-style-name="P41" svg:width="0.595cm" svg:height="0.574cm" svg:x="10.111cm" svg:y="3.268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6" draw:name="Forma9_49" draw:style-name="gr10" draw:text-style-name="P41" svg:width="0.595cm" svg:height="0.574cm" svg:x="10.705cm" svg:y="3.268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7" draw:name="Forma9_50" draw:style-name="gr10" draw:text-style-name="P41" svg:width="0.595cm" svg:height="0.574cm" svg:x="11.299cm" svg:y="3.268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<text:span text:style-name="T8">N</text:span><text:span text:style-name="T7">este exemplo pulei o passo x0qi11uu origina xqj</text:span><text:span text:style-name="T12">0</text:span><text:span text:style-name="T7">y1uu </text:span></text:p>
      <text:p text:style-name="P29"/>
      <text:p text:style-name="P29"/>
      <text:p text:style-name="P29"/>
      <text:p text:style-name="P29"/>
      <text:p text:style-name="P29"><draw:line text:anchor-type="paragraph" draw:z-index="61" draw:name="Forma10_5" draw:style-name="gr1" draw:text-style-name="P36" svg:x1="2.923cm" svg:y1="0.187cm" svg:x2="2.923cm" svg:y2="0.584cm"><text:p/></draw:line><draw:line text:anchor-type="paragraph" draw:z-index="60" draw:name="Forma8_2" draw:style-name="gr3" draw:text-style-name="P36" svg:x1="1.311cm" svg:y1="0.187cm" svg:x2="2.923cm" svg:y2="0.187cm"><text:p/></draw:line></text:p>
      <text:p text:style-name="P29"><draw:custom-shape text:anchor-type="paragraph" draw:z-index="68" draw:name="Forma9_36" draw:style-name="gr10" draw:text-style-name="P39" svg:width="0.595cm" svg:height="0.574cm" svg:x="2.108cm" svg:y="0.24cm"><text:p text:style-name="P39"><text:s text:c="2"/>x</text:p><draw:enhanced-geometry svg:viewBox="0 0 21600 21600" draw:type="rectangle" draw:enhanced-path="M 0 0 L 21600 0 21600 21600 0 21600 0 0 Z N"/></draw:custom-shape><draw:custom-shape text:anchor-type="paragraph" draw:z-index="159" draw:name="Forma9_37" draw:style-name="gr10" draw:text-style-name="P41" svg:width="0.595cm" svg:height="0.574cm" svg:x="2.702cm" svg:y="0.24cm"><text:p text:style-name="P41"><text:span text:style-name="T24"><text:s/>⊔</text:span></text:p><draw:enhanced-geometry svg:viewBox="0 0 21600 21600" draw:type="rectangle" draw:enhanced-path="M 0 0 L 21600 0 21600 21600 0 21600 0 0 Z N"/></draw:custom-shape></text:p>
      <text:p text:style-name="P29"><draw:custom-shape text:anchor-type="paragraph" draw:z-index="162" draw:name="Forma9_47" draw:style-name="gr10" draw:text-style-name="P41" svg:width="0.595cm" svg:height="0.574cm" svg:x="9.516cm" svg:y="0.145cm"><text:p text:style-name="P41"><text:span text:style-name="T24"><text:s/>⊔</text:span></text:p><draw:enhanced-geometry svg:viewBox="0 0 21600 21600" draw:type="rectangle" draw:enhanced-path="M 0 0 L 21600 0 21600 21600 0 21600 0 0 Z N"/></draw:custom-shape></text:p>
      <text:p text:style-name="P29"/>
      <text:p text:style-name="P29"/>
      <text:p text:style-name="P29"/>
      <text:p text:style-name="P30"><draw:custom-shape text:anchor-type="paragraph" draw:z-index="88" draw:name="Forma4_4" draw:style-name="gr11" draw:text-style-name="P42" svg:width="0.904cm" svg:height="0.95cm" svg:x="0.122cm" svg:y="1.78cm"><text:p/><draw:enhanced-geometry svg:viewBox="0 0 21600 21600" draw:type="rectangle" draw:enhanced-path="M 0 0 L 21600 0 21600 21600 0 21600 0 0 Z N"/></draw:custom-shape><draw:line text:anchor-type="paragraph" draw:z-index="89" draw:name="Forma5_4" draw:style-name="gr3" draw:text-style-name="P36" svg:x1="1.025cm" svg:y1="1.884cm" svg:x2="2.635cm" svg:y2="1.884cm"><text:p/></draw:line><draw:line text:anchor-type="paragraph" draw:z-index="90" draw:name="Forma10_9" draw:style-name="gr1" draw:text-style-name="P36" svg:x1="2.635cm" svg:y1="1.884cm" svg:x2="2.635cm" svg:y2="2.281cm"><text:p/></draw:line><draw:custom-shape text:anchor-type="paragraph" draw:z-index="91" draw:name="Forma9_51" draw:style-name="gr10" draw:text-style-name="P39" svg:width="0.595cm" svg:height="0.574cm" svg:x="1.843cm" svg:y="2.471cm"><text:p text:style-name="P39"><text:s text:c="2"/>x</text:p><draw:enhanced-geometry svg:viewBox="0 0 21600 21600" draw:type="rectangle" draw:enhanced-path="M 0 0 L 21600 0 21600 21600 0 21600 0 0 Z N"/></draw:custom-shape><draw:custom-shape text:anchor-type="paragraph" draw:z-index="92" draw:name="Forma9_52" draw:style-name="gr10" draw:text-style-name="P39" svg:width="0.595cm" svg:height="0.574cm" svg:x="2.438cm" svg:y="2.471cm"><text:p text:style-name="P39"><text:s text:c="2"/>x</text:p><draw:enhanced-geometry svg:viewBox="0 0 21600 21600" draw:type="rectangle" draw:enhanced-path="M 0 0 L 21600 0 21600 21600 0 21600 0 0 Z N"/></draw:custom-shape><draw:custom-shape text:anchor-type="paragraph" draw:z-index="93" draw:name="Forma9_53" draw:style-name="gr10" draw:text-style-name="P39" svg:width="0.595cm" svg:height="0.574cm" svg:x="3.032cm" svg:y="2.471cm"><text:p text:style-name="P39"><text:s text:c="2"/>y</text:p><draw:enhanced-geometry svg:viewBox="0 0 21600 21600" draw:type="rectangle" draw:enhanced-path="M 0 0 L 21600 0 21600 21600 0 21600 0 0 Z N"/></draw:custom-shape><draw:custom-shape text:anchor-type="paragraph" draw:z-index="94" draw:name="Forma9_54" draw:style-name="gr10" draw:text-style-name="P39" svg:width="0.595cm" svg:height="0.574cm" svg:x="3.627cm" svg:y="2.471cm"><text:p text:style-name="P39"><text:s text:c="2"/><text:span text:style-name="T24">1</text:span></text:p><draw:enhanced-geometry svg:viewBox="0 0 21600 21600" draw:type="rectangle" draw:enhanced-path="M 0 0 L 21600 0 21600 21600 0 21600 0 0 Z N"/></draw:custom-shape><draw:custom-shape text:anchor-type="paragraph" draw:z-index="95" draw:name="Forma9_55" draw:style-name="gr10" draw:text-style-name="P41" svg:width="0.595cm" svg:height="0.574cm" svg:x="4.221cm" svg:y="2.471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96" draw:name="Forma7_7" draw:style-name="gr3" draw:text-style-name="P36" svg:x1="1.025cm" svg:y1="2.522cm" svg:x2="1.443cm" svg:y2="2.522cm"><text:p/></draw:line><draw:line text:anchor-type="paragraph" draw:z-index="97" draw:name="Forma7_8" draw:style-name="gr3" draw:text-style-name="P36" svg:x1="1.443cm" svg:y1="2.522cm" svg:x2="1.443cm" svg:y2="3.169cm"><text:p/></draw:line><draw:custom-shape text:anchor-type="paragraph" draw:z-index="99" draw:name="Forma9_56" draw:style-name="gr10" draw:text-style-name="P39" svg:width="0.595cm" svg:height="0.574cm" svg:x="1.822cm" svg:y="3.685cm"><text:p text:style-name="P39"><text:s text:c="2"/>x</text:p><draw:enhanced-geometry svg:viewBox="0 0 21600 21600" draw:type="rectangle" draw:enhanced-path="M 0 0 L 21600 0 21600 21600 0 21600 0 0 Z N"/></draw:custom-shape><draw:custom-shape text:anchor-type="paragraph" draw:z-index="100" draw:name="Forma9_57" draw:style-name="gr10" draw:text-style-name="P39" svg:width="0.595cm" svg:height="0.574cm" svg:x="2.417cm" svg:y="3.685cm"><text:p text:style-name="P39"><text:s text:c="2"/>x</text:p><draw:enhanced-geometry svg:viewBox="0 0 21600 21600" draw:type="rectangle" draw:enhanced-path="M 0 0 L 21600 0 21600 21600 0 21600 0 0 Z N"/></draw:custom-shape><draw:custom-shape text:anchor-type="paragraph" draw:z-index="103" draw:name="Forma9_59" draw:style-name="gr10" draw:text-style-name="P41" svg:width="0.595cm" svg:height="0.574cm" svg:x="3.605cm" svg:y="3.685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4" draw:name="Forma9_60" draw:style-name="gr10" draw:text-style-name="P41" svg:width="0.595cm" svg:height="0.574cm" svg:x="4.2cm" svg:y="3.685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5" draw:name="Forma9_58" draw:style-name="gr10" draw:text-style-name="P41" svg:width="0.595cm" svg:height="0.574cm" svg:x="3.011cm" svg:y="3.685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Assim que a fita de cima encontra o x a esquerda ela anda uma posição a direita e encontra o simbolo 0, marca com o x na primeira fita e supostamente marca com x segunda fita também.</text:p>
      <text:p text:style-name="P29"/>
      <text:p text:style-name="P29"><draw:custom-shape text:anchor-type="paragraph" draw:z-index="106" draw:name="Forma4_5" draw:style-name="gr11" draw:text-style-name="P42" svg:width="0.904cm" svg:height="0.95cm" svg:x="6.184cm" svg:y="0.125cm"><text:p/><draw:enhanced-geometry svg:viewBox="0 0 21600 21600" draw:type="rectangle" draw:enhanced-path="M 0 0 L 21600 0 21600 21600 0 21600 0 0 Z N"/></draw:custom-shape><draw:line text:anchor-type="paragraph" draw:z-index="107" draw:name="Forma5_5" draw:style-name="gr3" draw:text-style-name="P36" svg:x1="7.087cm" svg:y1="0.125cm" svg:x2="9.491cm" svg:y2="0.123cm"><text:p/></draw:line><draw:line text:anchor-type="paragraph" draw:z-index="108" draw:name="Forma10_11" draw:style-name="gr1" draw:text-style-name="P36" svg:x1="9.491cm" svg:y1="0.125cm" svg:x2="9.491cm" svg:y2="0.52cm"><text:p/></draw:line></text:p>
      <text:p text:style-name="P29"><draw:custom-shape text:anchor-type="paragraph" draw:z-index="109" draw:name="Forma9_61" draw:style-name="gr10" draw:text-style-name="P39" svg:width="0.595cm" svg:height="0.574cm" svg:x="7.952cm" svg:y="0.074cm"><text:p text:style-name="P39"><text:s text:c="2"/>x</text:p><draw:enhanced-geometry svg:viewBox="0 0 21600 21600" draw:type="rectangle" draw:enhanced-path="M 0 0 L 21600 0 21600 21600 0 21600 0 0 Z N"/></draw:custom-shape><draw:custom-shape text:anchor-type="paragraph" draw:z-index="110" draw:name="Forma9_62" draw:style-name="gr10" draw:text-style-name="P39" svg:width="0.595cm" svg:height="0.574cm" svg:x="8.546cm" svg:y="0.074cm"><text:p text:style-name="P39"><text:s text:c="2"/>x</text:p><draw:enhanced-geometry svg:viewBox="0 0 21600 21600" draw:type="rectangle" draw:enhanced-path="M 0 0 L 21600 0 21600 21600 0 21600 0 0 Z N"/></draw:custom-shape><draw:custom-shape text:anchor-type="paragraph" draw:z-index="111" draw:name="Forma9_63" draw:style-name="gr10" draw:text-style-name="P39" svg:width="0.595cm" svg:height="0.574cm" svg:x="9.14cm" svg:y="0.074cm"><text:p text:style-name="P39"><text:s text:c="2"/>y</text:p><draw:enhanced-geometry svg:viewBox="0 0 21600 21600" draw:type="rectangle" draw:enhanced-path="M 0 0 L 21600 0 21600 21600 0 21600 0 0 Z N"/></draw:custom-shape><draw:custom-shape text:anchor-type="paragraph" draw:z-index="112" draw:name="Forma9_64" draw:style-name="gr10" draw:text-style-name="P39" svg:width="0.595cm" svg:height="0.574cm" svg:x="9.735cm" svg:y="0.074cm"><text:p text:style-name="P39"><text:s text:c="2"/><text:span text:style-name="T24">1</text:span></text:p><draw:enhanced-geometry svg:viewBox="0 0 21600 21600" draw:type="rectangle" draw:enhanced-path="M 0 0 L 21600 0 21600 21600 0 21600 0 0 Z N"/></draw:custom-shape><draw:custom-shape text:anchor-type="paragraph" draw:z-index="113" draw:name="Forma9_65" draw:style-name="gr10" draw:text-style-name="P41" svg:width="0.595cm" svg:height="0.574cm" svg:x="10.329cm" svg:y="0.074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9"><draw:line text:anchor-type="paragraph" draw:z-index="114" draw:name="Forma7_9" draw:style-name="gr3" draw:text-style-name="P36" svg:x1="7.087cm" svg:y1="0.182cm" svg:x2="7.505cm" svg:y2="0.182cm"><text:p/></draw:line><draw:line text:anchor-type="paragraph" draw:z-index="115" draw:name="Forma7_10" draw:style-name="gr3" draw:text-style-name="P36" svg:x1="7.505cm" svg:y1="0.182cm" svg:x2="7.505cm" svg:y2="0.632cm"><text:p/></draw:line></text:p>
      <text:p text:style-name="P29"><draw:line text:anchor-type="paragraph" draw:z-index="116" draw:name="Forma8_5" draw:style-name="gr3" draw:text-style-name="P43" svg:x1="7.505cm" svg:y1="0.185cm" svg:x2="9.359cm" svg:y2="0.185cm"><text:p/></draw:line><draw:line text:anchor-type="paragraph" draw:z-index="117" draw:name="Forma10_12" draw:style-name="gr1" draw:text-style-name="P36" svg:x1="9.359cm" svg:y1="0.185cm" svg:x2="9.359cm" svg:y2="0.675cm"><text:p/></draw:line></text:p>
      <text:p text:style-name="P29"><draw:line text:anchor-type="paragraph" draw:z-index="101" draw:name="Forma10_10" draw:style-name="gr1" draw:text-style-name="P36" svg:x1="2.812cm" svg:y1="0.046cm" svg:x2="2.812cm" svg:y2="0.561cm"><text:p/></draw:line><draw:line text:anchor-type="paragraph" draw:z-index="98" draw:name="Forma8_3" draw:style-name="gr3" draw:text-style-name="P36" svg:x1="1.443cm" svg:y1="0.046cm" svg:x2="2.812cm" svg:y2="0.046cm"><text:p/></draw:line><draw:custom-shape text:anchor-type="paragraph" draw:z-index="118" draw:name="Forma9_66" draw:style-name="gr10" draw:text-style-name="P39" svg:width="0.595cm" svg:height="0.574cm" svg:x="7.863cm" svg:y="0.229cm"><text:p text:style-name="P39"><text:s text:c="2"/>x</text:p><draw:enhanced-geometry svg:viewBox="0 0 21600 21600" draw:type="rectangle" draw:enhanced-path="M 0 0 L 21600 0 21600 21600 0 21600 0 0 Z N"/></draw:custom-shape><draw:custom-shape text:anchor-type="paragraph" draw:z-index="120" draw:name="Forma9_68" draw:style-name="gr10" draw:text-style-name="P41" svg:width="0.595cm" svg:height="0.574cm" svg:x="9.052cm" svg:y="0.229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1" draw:name="Forma9_69" draw:style-name="gr10" draw:text-style-name="P41" svg:width="0.595cm" svg:height="0.574cm" svg:x="9.647cm" svg:y="0.229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2" draw:name="Forma9_70" draw:style-name="gr10" draw:text-style-name="P41" svg:width="0.595cm" svg:height="0.574cm" svg:x="10.241cm" svg:y="0.229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36" draw:name="Forma9_77" draw:style-name="gr10" draw:text-style-name="P39" svg:width="0.595cm" svg:height="0.574cm" svg:x="7.863cm" svg:y="0.229cm"><text:p text:style-name="P39"><text:s text:c="2"/>x</text:p><draw:enhanced-geometry svg:viewBox="0 0 21600 21600" draw:type="rectangle" draw:enhanced-path="M 0 0 L 21600 0 21600 21600 0 21600 0 0 Z N"/></draw:custom-shape><draw:custom-shape text:anchor-type="paragraph" draw:z-index="137" draw:name="Forma9_78" draw:style-name="gr10" draw:text-style-name="P39" svg:width="0.595cm" svg:height="0.574cm" svg:x="8.458cm" svg:y="0.229cm"><text:p text:style-name="P39"><text:s text:c="2"/>x</text:p><draw:enhanced-geometry svg:viewBox="0 0 21600 21600" draw:type="rectangle" draw:enhanced-path="M 0 0 L 21600 0 21600 21600 0 21600 0 0 Z N"/></draw:custom-shape></text:p>
      <text:p text:style-name="P29"/>
      <text:p text:style-name="P29"/>
      <text:p text:style-name="P29"/>
      <text:p text:style-name="P34"><draw:custom-shape text:anchor-type="paragraph" draw:z-index="119" draw:name="Forma9_67" draw:style-name="gr10" draw:text-style-name="P39" svg:width="0.595cm" svg:height="0.574cm" svg:x="2.24cm" svg:y="4.683cm"><text:p text:style-name="P39"><text:s text:c="2"/>x</text:p><draw:enhanced-geometry svg:viewBox="0 0 21600 21600" draw:type="rectangle" draw:enhanced-path="M 0 0 L 21600 0 21600 21600 0 21600 0 0 Z N"/></draw:custom-shape><draw:custom-shape text:anchor-type="paragraph" draw:z-index="123" draw:name="Forma4_6" draw:style-name="gr11" draw:text-style-name="P42" svg:width="0.904cm" svg:height="0.95cm" svg:x="-0.21cm" svg:y="2.552cm"><text:p/><draw:enhanced-geometry svg:viewBox="0 0 21600 21600" draw:type="rectangle" draw:enhanced-path="M 0 0 L 21600 0 21600 21600 0 21600 0 0 Z N"/></draw:custom-shape><draw:line text:anchor-type="paragraph" draw:z-index="124" draw:name="Forma5_6" draw:style-name="gr3" draw:text-style-name="P36" svg:x1="0.693cm" svg:y1="2.554cm" svg:x2="3.803cm" svg:y2="2.533cm"><text:p/></draw:line><draw:custom-shape text:anchor-type="paragraph" draw:z-index="125" draw:name="Forma9_71" draw:style-name="gr10" draw:text-style-name="P39" svg:width="0.595cm" svg:height="0.574cm" svg:x="1.755cm" svg:y="3.101cm"><text:p text:style-name="P39"><text:s text:c="2"/>x</text:p><draw:enhanced-geometry svg:viewBox="0 0 21600 21600" draw:type="rectangle" draw:enhanced-path="M 0 0 L 21600 0 21600 21600 0 21600 0 0 Z N"/></draw:custom-shape><draw:custom-shape text:anchor-type="paragraph" draw:z-index="126" draw:name="Forma9_72" draw:style-name="gr10" draw:text-style-name="P39" svg:width="0.595cm" svg:height="0.574cm" svg:x="2.35cm" svg:y="3.101cm"><text:p text:style-name="P39"><text:s text:c="2"/>x</text:p><draw:enhanced-geometry svg:viewBox="0 0 21600 21600" draw:type="rectangle" draw:enhanced-path="M 0 0 L 21600 0 21600 21600 0 21600 0 0 Z N"/></draw:custom-shape><draw:custom-shape text:anchor-type="paragraph" draw:z-index="127" draw:name="Forma9_73" draw:style-name="gr10" draw:text-style-name="P39" svg:width="0.595cm" svg:height="0.574cm" svg:x="2.944cm" svg:y="3.101cm"><text:p text:style-name="P39"><text:s text:c="2"/>y</text:p><draw:enhanced-geometry svg:viewBox="0 0 21600 21600" draw:type="rectangle" draw:enhanced-path="M 0 0 L 21600 0 21600 21600 0 21600 0 0 Z N"/></draw:custom-shape><draw:custom-shape text:anchor-type="paragraph" draw:z-index="128" draw:name="Forma9_74" draw:style-name="gr10" draw:text-style-name="P39" svg:width="0.595cm" svg:height="0.574cm" svg:x="3.538cm" svg:y="3.101cm"><text:p text:style-name="P39"><text:s text:c="2"/><text:span text:style-name="T24">1</text:span></text:p><draw:enhanced-geometry svg:viewBox="0 0 21600 21600" draw:type="rectangle" draw:enhanced-path="M 0 0 L 21600 0 21600 21600 0 21600 0 0 Z N"/></draw:custom-shape><draw:line text:anchor-type="paragraph" draw:z-index="129" draw:name="Forma10_13" draw:style-name="gr1" draw:text-style-name="P36" svg:x1="3.803cm" svg:y1="2.512cm" svg:x2="3.803cm" svg:y2="3.101cm"><text:p/></draw:line><draw:custom-shape text:anchor-type="paragraph" draw:z-index="130" draw:name="Forma9_75" draw:style-name="gr10" draw:text-style-name="P41" svg:width="0.595cm" svg:height="0.574cm" svg:x="4.133cm" svg:y="3.101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131" draw:name="Forma7_11" draw:style-name="gr3" draw:text-style-name="P36" svg:x1="0.693cm" svg:y1="3.373cm" svg:x2="1.111cm" svg:y2="3.373cm"><text:p/></draw:line><draw:line text:anchor-type="paragraph" draw:z-index="132" draw:name="Forma7_12" draw:style-name="gr3" draw:text-style-name="P36" svg:x1="1.111cm" svg:y1="3.373cm" svg:x2="1.111cm" svg:y2="4.02cm"><text:p/></draw:line><draw:line text:anchor-type="paragraph" draw:z-index="133" draw:name="Forma8_6" draw:style-name="gr3" draw:text-style-name="P36" svg:x1="1.111cm" svg:y1="4.02cm" svg:x2="3.097cm" svg:y2="4.011cm"><text:p/></draw:line><draw:line text:anchor-type="paragraph" draw:z-index="134" draw:name="Forma10_14" draw:style-name="gr1" draw:text-style-name="P36" svg:x1="3.097cm" svg:y1="4.011cm" svg:x2="3.097cm" svg:y2="4.683cm"><text:p/></draw:line><draw:custom-shape text:anchor-type="paragraph" draw:z-index="135" draw:name="Forma9_76" draw:style-name="gr10" draw:text-style-name="P39" svg:width="0.595cm" svg:height="0.574cm" svg:x="1.646cm" svg:y="4.683cm"><text:p text:style-name="P39"><text:s text:c="2"/>x</text:p><draw:enhanced-geometry svg:viewBox="0 0 21600 21600" draw:type="rectangle" draw:enhanced-path="M 0 0 L 21600 0 21600 21600 0 21600 0 0 Z N"/></draw:custom-shape><draw:custom-shape text:anchor-type="paragraph" draw:z-index="138" draw:name="Forma9_81" draw:style-name="gr10" draw:text-style-name="P41" svg:width="0.595cm" svg:height="0.574cm" svg:x="2.835cm" svg:y="4.683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39" draw:name="Forma9_79" draw:style-name="gr10" draw:text-style-name="P41" svg:width="0.595cm" svg:height="0.574cm" svg:x="3.429cm" svg:y="4.683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40" draw:name="Forma9_80" draw:style-name="gr10" draw:text-style-name="P41" svg:width="0.595cm" svg:height="0.574cm" svg:x="4.023cm" svg:y="4.683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41" draw:name="Forma4_7" draw:style-name="gr11" draw:text-style-name="P42" svg:width="0.904cm" svg:height="0.95cm" svg:x="6.911cm" svg:y="2.618cm"><text:p/><draw:enhanced-geometry svg:viewBox="0 0 21600 21600" draw:type="rectangle" draw:enhanced-path="M 0 0 L 21600 0 21600 21600 0 21600 0 0 Z N"/></draw:custom-shape><draw:line text:anchor-type="paragraph" draw:z-index="142" draw:name="Forma5_7" draw:style-name="gr3" draw:text-style-name="P36" svg:x1="7.814cm" svg:y1="2.73cm" svg:x2="10.924cm" svg:y2="2.709cm"><text:p/></draw:line><draw:custom-shape text:anchor-type="paragraph" draw:z-index="143" draw:name="Forma9_82" draw:style-name="gr10" draw:text-style-name="P39" svg:width="0.595cm" svg:height="0.574cm" svg:x="9.319cm" svg:y="3.256cm"><text:p text:style-name="P39"><text:s text:c="2"/>x</text:p><draw:enhanced-geometry svg:viewBox="0 0 21600 21600" draw:type="rectangle" draw:enhanced-path="M 0 0 L 21600 0 21600 21600 0 21600 0 0 Z N"/></draw:custom-shape><draw:custom-shape text:anchor-type="paragraph" draw:z-index="144" draw:name="Forma9_83" draw:style-name="gr10" draw:text-style-name="P39" svg:width="0.595cm" svg:height="0.574cm" svg:x="9.913cm" svg:y="3.256cm"><text:p text:style-name="P39"><text:s text:c="2"/>x</text:p><draw:enhanced-geometry svg:viewBox="0 0 21600 21600" draw:type="rectangle" draw:enhanced-path="M 0 0 L 21600 0 21600 21600 0 21600 0 0 Z N"/></draw:custom-shape><draw:custom-shape text:anchor-type="paragraph" draw:z-index="145" draw:name="Forma9_84" draw:style-name="gr10" draw:text-style-name="P39" svg:width="0.595cm" svg:height="0.574cm" svg:x="10.507cm" svg:y="3.256cm"><text:p text:style-name="P39"><text:s text:c="2"/>y</text:p><draw:enhanced-geometry svg:viewBox="0 0 21600 21600" draw:type="rectangle" draw:enhanced-path="M 0 0 L 21600 0 21600 21600 0 21600 0 0 Z N"/></draw:custom-shape><draw:custom-shape text:anchor-type="paragraph" draw:z-index="146" draw:name="Forma9_85" draw:style-name="gr10" draw:text-style-name="P39" svg:width="0.595cm" svg:height="0.574cm" svg:x="11.102cm" svg:y="3.256cm"><text:p text:style-name="P39"><text:s text:c="2"/><text:span text:style-name="T24">y</text:span></text:p><draw:enhanced-geometry svg:viewBox="0 0 21600 21600" draw:type="rectangle" draw:enhanced-path="M 0 0 L 21600 0 21600 21600 0 21600 0 0 Z N"/></draw:custom-shape><draw:line text:anchor-type="paragraph" draw:z-index="147" draw:name="Forma10_15" draw:style-name="gr1" draw:text-style-name="P36" svg:x1="10.924cm" svg:y1="2.709cm" svg:x2="10.924cm" svg:y2="3.298cm"><text:p/></draw:line><draw:custom-shape text:anchor-type="paragraph" draw:z-index="148" draw:name="Forma9_86" draw:style-name="gr10" draw:text-style-name="P41" svg:width="0.595cm" svg:height="0.574cm" svg:x="11.696cm" svg:y="3.256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149" draw:name="Forma7_13" draw:style-name="gr3" draw:text-style-name="P36" svg:x1="7.814cm" svg:y1="3.284cm" svg:x2="8.232cm" svg:y2="3.284cm"><text:p/></draw:line><draw:line text:anchor-type="paragraph" draw:z-index="150" draw:name="Forma7_14" draw:style-name="gr3" draw:text-style-name="P36" svg:x1="8.232cm" svg:y1="3.284cm" svg:x2="8.257cm" svg:y2="4.849cm"><text:p/></draw:line><draw:line text:anchor-type="paragraph" draw:z-index="151" draw:name="Forma8_7" draw:style-name="gr3" draw:text-style-name="P36" svg:x1="8.257cm" svg:y1="4.858cm" svg:x2="10.838cm" svg:y2="4.849cm"><text:p/></draw:line><draw:custom-shape text:anchor-type="paragraph" draw:z-index="152" draw:name="Forma9_87" draw:style-name="gr10" draw:text-style-name="P39" svg:width="0.595cm" svg:height="0.574cm" svg:x="9.363cm" svg:y="5.323cm"><text:p text:style-name="P39"><text:s text:c="2"/>x</text:p><draw:enhanced-geometry svg:viewBox="0 0 21600 21600" draw:type="rectangle" draw:enhanced-path="M 0 0 L 21600 0 21600 21600 0 21600 0 0 Z N"/></draw:custom-shape><draw:custom-shape text:anchor-type="paragraph" draw:z-index="153" draw:name="Forma9_88" draw:style-name="gr10" draw:text-style-name="P39" svg:width="0.595cm" svg:height="0.574cm" svg:x="9.957cm" svg:y="5.323cm"><text:p text:style-name="P39"><text:s text:c="2"/>x</text:p><draw:enhanced-geometry svg:viewBox="0 0 21600 21600" draw:type="rectangle" draw:enhanced-path="M 0 0 L 21600 0 21600 21600 0 21600 0 0 Z N"/></draw:custom-shape><draw:custom-shape text:anchor-type="paragraph" draw:z-index="154" draw:name="Forma9_89" draw:style-name="gr10" draw:text-style-name="P41" svg:width="0.595cm" svg:height="0.574cm" svg:x="10.552cm" svg:y="5.323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55" draw:name="Forma9_90" draw:style-name="gr10" draw:text-style-name="P41" svg:width="0.595cm" svg:height="0.574cm" svg:x="11.146cm" svg:y="5.323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56" draw:name="Forma9_91" draw:style-name="gr10" draw:text-style-name="P41" svg:width="0.595cm" svg:height="0.574cm" svg:x="11.74cm" svg:y="5.323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157" draw:name="Forma10_16" draw:style-name="gr1" draw:text-style-name="P36" svg:x1="10.837cm" svg:y1="4.849cm" svg:x2="10.837cm" svg:y2="5.323cm"><text:p/></draw:line><text:span text:style-name="T13">Após este passo a primeira fita(de cima) continua a direita em busca de um simbolo diferente de 0 </text:span><text:span text:style-name="T14">e y, e marca com y se existir, do contr</text:span><text:span text:style-name="T15">á</text:span><text:span text:style-name="T14">rio rejeita</text:span><text:span text:style-name="T9">. </text:span><text:span text:style-name="T12">A primeira fita marca com x e vai anda uma posição a direita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20"><draw:custom-shape text:anchor-type="paragraph" draw:z-index="164" draw:name="Forma4_8" draw:style-name="gr11" draw:text-style-name="P42" svg:width="0.904cm" svg:height="0.95cm" svg:x="-0.056cm" svg:y="1.102cm"><text:p/><draw:enhanced-geometry svg:viewBox="0 0 21600 21600" draw:type="rectangle" draw:enhanced-path="M 0 0 L 21600 0 21600 21600 0 21600 0 0 Z N"/></draw:custom-shape><draw:line text:anchor-type="paragraph" draw:z-index="165" draw:name="Forma5_8" draw:style-name="gr3" draw:text-style-name="P36" svg:x1="0.847cm" svg:y1="1.42cm" svg:x2="3.253cm" svg:y2="1.399cm"><text:p/></draw:line><draw:custom-shape text:anchor-type="paragraph" draw:z-index="166" draw:name="Forma9_93" draw:style-name="gr10" draw:text-style-name="P39" svg:width="0.595cm" svg:height="0.574cm" svg:x="2.371cm" svg:y="1.919cm"><text:p text:style-name="P39"><text:s text:c="2"/>x</text:p><draw:enhanced-geometry svg:viewBox="0 0 21600 21600" draw:type="rectangle" draw:enhanced-path="M 0 0 L 21600 0 21600 21600 0 21600 0 0 Z N"/></draw:custom-shape><draw:custom-shape text:anchor-type="paragraph" draw:z-index="167" draw:name="Forma9_94" draw:style-name="gr10" draw:text-style-name="P39" svg:width="0.595cm" svg:height="0.574cm" svg:x="2.965cm" svg:y="1.919cm"><text:p text:style-name="P39"><text:s text:c="2"/>x</text:p><draw:enhanced-geometry svg:viewBox="0 0 21600 21600" draw:type="rectangle" draw:enhanced-path="M 0 0 L 21600 0 21600 21600 0 21600 0 0 Z N"/></draw:custom-shape><draw:custom-shape text:anchor-type="paragraph" draw:z-index="168" draw:name="Forma9_95" draw:style-name="gr10" draw:text-style-name="P39" svg:width="0.595cm" svg:height="0.574cm" svg:x="3.56cm" svg:y="1.919cm"><text:p text:style-name="P39"><text:s text:c="2"/>y</text:p><draw:enhanced-geometry svg:viewBox="0 0 21600 21600" draw:type="rectangle" draw:enhanced-path="M 0 0 L 21600 0 21600 21600 0 21600 0 0 Z N"/></draw:custom-shape><draw:custom-shape text:anchor-type="paragraph" draw:z-index="169" draw:name="Forma9_92" draw:style-name="gr10" draw:text-style-name="P39" svg:width="0.595cm" svg:height="0.574cm" svg:x="4.154cm" svg:y="1.919cm"><text:p text:style-name="P39"><text:s text:c="2"/>y</text:p><draw:enhanced-geometry svg:viewBox="0 0 21600 21600" draw:type="rectangle" draw:enhanced-path="M 0 0 L 21600 0 21600 21600 0 21600 0 0 Z N"/></draw:custom-shape><draw:custom-shape text:anchor-type="paragraph" draw:z-index="170" draw:name="Forma9_97" draw:style-name="gr10" draw:text-style-name="P41" svg:width="0.595cm" svg:height="0.574cm" svg:x="4.748cm" svg:y="1.919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171" draw:name="Forma10_18" draw:style-name="gr1" draw:text-style-name="P36" svg:x1="3.253cm" svg:y1="1.42cm" svg:x2="3.253cm" svg:y2="1.919cm"><text:p/></draw:line><draw:line text:anchor-type="paragraph" draw:z-index="172" draw:name="Forma7_15" draw:style-name="gr3" draw:text-style-name="P36" svg:x1="0.847cm" svg:y1="1.849cm" svg:x2="1.265cm" svg:y2="1.849cm"><text:p/></draw:line><draw:line text:anchor-type="paragraph" draw:z-index="173" draw:name="Forma7_17" draw:style-name="gr3" draw:text-style-name="P36" svg:x1="1.249cm" svg:y1="1.849cm" svg:x2="1.274cm" svg:y2="3.414cm"><text:p/></draw:line><draw:line text:anchor-type="paragraph" draw:z-index="174" draw:name="Forma8_9" draw:style-name="gr3" draw:text-style-name="P36" svg:x1="1.274cm" svg:y1="3.413cm" svg:x2="3.694cm" svg:y2="3.397cm"><text:p/></draw:line><draw:custom-shape text:anchor-type="paragraph" draw:z-index="175" draw:name="Forma9_98" draw:style-name="gr10" draw:text-style-name="P39" svg:width="0.595cm" svg:height="0.574cm" svg:x="2.282cm" svg:y="3.815cm"><text:p text:style-name="P39"><text:s text:c="2"/>x</text:p><draw:enhanced-geometry svg:viewBox="0 0 21600 21600" draw:type="rectangle" draw:enhanced-path="M 0 0 L 21600 0 21600 21600 0 21600 0 0 Z N"/></draw:custom-shape><draw:custom-shape text:anchor-type="paragraph" draw:z-index="176" draw:name="Forma9_96" draw:style-name="gr10" draw:text-style-name="P39" svg:width="0.595cm" svg:height="0.574cm" svg:x="2.877cm" svg:y="3.815cm"><text:p text:style-name="P39"><text:s text:c="2"/>x</text:p><draw:enhanced-geometry svg:viewBox="0 0 21600 21600" draw:type="rectangle" draw:enhanced-path="M 0 0 L 21600 0 21600 21600 0 21600 0 0 Z N"/></draw:custom-shape><draw:custom-shape text:anchor-type="paragraph" draw:z-index="177" draw:name="Forma9_99" draw:style-name="gr10" draw:text-style-name="P41" svg:width="0.595cm" svg:height="0.574cm" svg:x="3.471cm" svg:y="3.815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78" draw:name="Forma9_100" draw:style-name="gr10" draw:text-style-name="P41" svg:width="0.595cm" svg:height="0.574cm" svg:x="4.066cm" svg:y="3.815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179" draw:name="Forma10_17" draw:style-name="gr1" draw:text-style-name="P36" svg:x1="3.694cm" svg:y1="3.413cm" svg:x2="3.715cm" svg:y2="3.815cm"><text:p/></draw:line><draw:custom-shape text:anchor-type="paragraph" draw:z-index="180" draw:name="Forma9_101" draw:style-name="gr10" draw:text-style-name="P41" svg:width="0.595cm" svg:height="0.574cm" svg:x="4.66cm" svg:y="3.815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A primeira fita busca um simbolo diferente de y e 0 mais a esquerda.</text:p>
      <text:p text:style-name="P20"/>
      <text:p text:style-name="P20"><draw:custom-shape text:anchor-type="paragraph" draw:z-index="181" draw:name="Forma4_9" draw:style-name="gr11" draw:text-style-name="P42" svg:width="0.904cm" svg:height="0.95cm" svg:x="6.735cm" svg:y="0.153cm"><text:p/><draw:enhanced-geometry svg:viewBox="0 0 21600 21600" draw:type="rectangle" draw:enhanced-path="M 0 0 L 21600 0 21600 21600 0 21600 0 0 Z N"/></draw:custom-shape><draw:line text:anchor-type="paragraph" draw:z-index="182" draw:name="Forma5_9" draw:style-name="gr3" draw:text-style-name="P36" svg:x1="7.638cm" svg:y1="0.3cm" svg:x2="11.984cm" svg:y2="0.277cm"><text:p/></draw:line><draw:line text:anchor-type="paragraph" draw:z-index="183" draw:name="Forma10_19" draw:style-name="gr1" draw:text-style-name="P36" svg:x1="11.984cm" svg:y1="0.277cm" svg:x2="11.984cm" svg:y2="0.776cm"><text:p/></draw:line></text:p>
      <text:p text:style-name="P20"><draw:custom-shape text:anchor-type="paragraph" draw:z-index="184" draw:name="Forma9_102" draw:style-name="gr10" draw:text-style-name="P39" svg:width="0.595cm" svg:height="0.574cm" svg:x="9.206cm" svg:y="0.314cm"><text:p text:style-name="P39"><text:s text:c="2"/>x</text:p><draw:enhanced-geometry svg:viewBox="0 0 21600 21600" draw:type="rectangle" draw:enhanced-path="M 0 0 L 21600 0 21600 21600 0 21600 0 0 Z N"/></draw:custom-shape><draw:custom-shape text:anchor-type="paragraph" draw:z-index="185" draw:name="Forma9_103" draw:style-name="gr10" draw:text-style-name="P39" svg:width="0.595cm" svg:height="0.574cm" svg:x="9.8cm" svg:y="0.314cm"><text:p text:style-name="P39"><text:s text:c="2"/>x</text:p><draw:enhanced-geometry svg:viewBox="0 0 21600 21600" draw:type="rectangle" draw:enhanced-path="M 0 0 L 21600 0 21600 21600 0 21600 0 0 Z N"/></draw:custom-shape><draw:custom-shape text:anchor-type="paragraph" draw:z-index="186" draw:name="Forma9_104" draw:style-name="gr10" draw:text-style-name="P39" svg:width="0.595cm" svg:height="0.574cm" svg:x="10.395cm" svg:y="0.314cm"><text:p text:style-name="P39"><text:s text:c="2"/>y</text:p><draw:enhanced-geometry svg:viewBox="0 0 21600 21600" draw:mirror-vertical="false" draw:mirror-horizontal="false" draw:type="rectangle" draw:enhanced-path="M 0 0 L 21600 0 21600 21600 0 21600 0 0 Z N"/></draw:custom-shape><draw:custom-shape text:anchor-type="paragraph" draw:z-index="187" draw:name="Forma9_105" draw:style-name="gr10" draw:text-style-name="P39" svg:width="0.595cm" svg:height="0.574cm" svg:x="10.989cm" svg:y="0.314cm"><text:p text:style-name="P39"><text:s text:c="2"/>y</text:p><draw:enhanced-geometry svg:viewBox="0 0 21600 21600" draw:mirror-vertical="false" draw:mirror-horizontal="false" draw:type="rectangle" draw:enhanced-path="M 0 0 L 21600 0 21600 21600 0 21600 0 0 Z N"/></draw:custom-shape><draw:custom-shape text:anchor-type="paragraph" draw:z-index="188" draw:name="Forma9_106" draw:style-name="gr10" draw:text-style-name="P41" svg:width="0.595cm" svg:height="0.574cm" svg:x="11.583cm" svg:y="0.314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89" draw:name="Forma9_107" draw:style-name="gr10" draw:text-style-name="P41" svg:width="0.595cm" svg:height="0.574cm" svg:x="12.178cm" svg:y="0.314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0"><draw:line text:anchor-type="paragraph" draw:z-index="195" draw:name="Forma7_16" draw:style-name="gr3" draw:text-style-name="P36" svg:x1="7.638cm" svg:y1="0.064cm" svg:x2="8.056cm" svg:y2="0.064cm"><text:p/></draw:line><draw:line text:anchor-type="paragraph" draw:z-index="196" draw:name="Forma7_18" draw:style-name="gr3" draw:text-style-name="P36" svg:x1="8.056cm" svg:y1="0.064cm" svg:x2="8.056cm" svg:y2="0.863cm"><text:p/></draw:line></text:p>
      <text:p text:style-name="P20"><draw:line text:anchor-type="paragraph" draw:z-index="197" draw:name="Forma8_8" draw:style-name="gr3" draw:text-style-name="P36" svg:x1="8.056cm" svg:y1="0.432cm" svg:x2="10.573cm" svg:y2="0.416cm"><text:p/></draw:line><draw:line text:anchor-type="paragraph" draw:z-index="198" draw:name="Forma10_20" draw:style-name="gr1" draw:text-style-name="P36" svg:x1="10.573cm" svg:y1="0.416cm" svg:x2="10.573cm" svg:y2="0.959cm"><text:p/></draw:line></text:p>
      <text:p text:style-name="P20"><draw:custom-shape text:anchor-type="paragraph" draw:z-index="190" draw:name="Forma9_108" draw:style-name="gr10" draw:text-style-name="P39" svg:width="0.595cm" svg:height="0.574cm" svg:x="9.118cm" svg:y="0.407cm"><text:p text:style-name="P39"><text:s text:c="2"/>x</text:p><draw:enhanced-geometry svg:viewBox="0 0 21600 21600" draw:type="rectangle" draw:enhanced-path="M 0 0 L 21600 0 21600 21600 0 21600 0 0 Z N"/></draw:custom-shape><draw:custom-shape text:anchor-type="paragraph" draw:z-index="191" draw:name="Forma9_109" draw:style-name="gr10" draw:text-style-name="P39" svg:width="0.595cm" svg:height="0.574cm" svg:x="9.712cm" svg:y="0.407cm"><text:p text:style-name="P39"><text:s text:c="2"/>x</text:p><draw:enhanced-geometry svg:viewBox="0 0 21600 21600" draw:type="rectangle" draw:enhanced-path="M 0 0 L 21600 0 21600 21600 0 21600 0 0 Z N"/></draw:custom-shape><draw:custom-shape text:anchor-type="paragraph" draw:z-index="192" draw:name="Forma9_110" draw:style-name="gr10" draw:text-style-name="P41" svg:width="0.595cm" svg:height="0.574cm" svg:x="10.306cm" svg:y="0.407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93" draw:name="Forma9_111" draw:style-name="gr10" draw:text-style-name="P41" svg:width="0.595cm" svg:height="0.574cm" svg:x="10.901cm" svg:y="0.407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94" draw:name="Forma9_112" draw:style-name="gr10" draw:text-style-name="P41" svg:width="0.595cm" svg:height="0.574cm" svg:x="11.495cm" svg:y="0.407cm"><text:p text:style-name="P41"><text:span text:style-name="T24"><text:s/>⊔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0"/>
      <text:p text:style-name="P20"/>
      <text:p text:style-name="P20"/>
      <text:p text:style-name="P20"/>
      <text:p text:style-name="P24"><text:span text:style-name="T10">Máquina verifica que o simbolo anterior é x e não existem mais 0’s a </text:span><text:span text:style-name="T11">direita</text:span><text:span text:style-name="T10">, entra em estado de verificação, processa novamente a fita até o ultimo elemento. E se existir ainda valores não nulos a máquina rejeita, do contrario aceita.</text:span></text:p>
      <text:p text:style-name="P20"/>
      <text:p text:style-name="P20">Nesta string aceita. <text:s text:c="2"/></text:p>
      <text:p text:style-name="P20"/>
      <text:p text:style-name="P20"/>
      <text:p text:style-name="P32">Diagrama de estado:</text:p>
      <text:p text:style-name="P32"><draw:line text:anchor-type="paragraph" draw:z-index="209" draw:name="Forma17" draw:style-name="gr3" draw:text-style-name="P36" svg:x1="14.497cm" svg:y1="2.241cm" svg:x2="14.497cm" svg:y2="0.045cm"><text:p/></draw:line><draw:line text:anchor-type="paragraph" draw:z-index="210" draw:name="Forma18" draw:style-name="gr3" draw:text-style-name="P36" svg:x1="14.497cm" svg:y1="0.044cm" svg:x2="2.979cm" svg:y2="0.115cm"><text:p/></draw:line><draw:line text:anchor-type="paragraph" draw:z-index="211" draw:name="Forma36" draw:style-name="gr3" draw:text-style-name="P36" svg:x1="2.979cm" svg:y1="0.115cm" svg:x2="2.979cm" svg:y2="1.717cm"><text:p/></draw:line><draw:frame text:anchor-type="paragraph" draw:z-index="217" draw:name="Forma8_10" draw:style-name="gr2" draw:text-style-name="P37" svg:width="2.687cm" svg:height="0.976cm" svg:x="5.505cm" svg:y="0.115cm"><draw:text-box><text:p>Y,<text:span text:style-name="T22">⊔</text:span>→ Y,<text:span text:style-name="T22">⊔</text:span> R,S</text:p><text:p><text:s/>0,<text:span text:style-name="T22">⊔</text:span>→0,<text:span text:style-name="T22">⊔ </text:span>R,S</text:p></draw:text-box></draw:frame><draw:frame text:anchor-type="paragraph" draw:z-index="224" draw:name="Forma8_13" draw:style-name="gr5" draw:text-style-name="P37" svg:width="3.238cm" svg:height="0.489cm" svg:x="8.924cm" svg:y="0.115cm"><draw:text-box><text:p>Y,<text:span text:style-name="T22">⊔</text:span>→ Y,<text:span text:style-name="T22">⊔</text:span> L,S</text:p></draw:text-box></draw:frame></text:p>
      <text:p text:style-name="P32"><draw:frame text:anchor-type="paragraph" draw:z-index="225" draw:name="Forma8_14" draw:style-name="gr4" draw:text-style-name="P38" svg:width="3.678cm" svg:height="0.583cm" svg:x="8.924cm" svg:y="0.032cm"><draw:text-box><text:p><text:span text:style-name="T22">0,</text:span><text:span text:style-name="T22">⊔</text:span><text:span text:style-name="T22">→ </text:span><text:span text:style-name="T22">0,</text:span><text:span text:style-name="T22">⊔ </text:span><text:span text:style-name="T22">L,</text:span><text:span text:style-name="T22">S</text:span></text:p></draw:text-box></draw:frame></text:p>
      <text:p text:style-name="P20"><draw:line text:anchor-type="paragraph" draw:z-index="228" draw:name="Forma12_0" draw:style-name="gr1" draw:text-style-name="P36" svg:x1="11.241cm" svg:y1="0.363cm" svg:x2="11.241cm" svg:y2="0.848cm"><text:p/></draw:line><draw:line text:anchor-type="paragraph" draw:z-index="227" draw:name="Forma10_24" draw:style-name="gr3" draw:text-style-name="P36" svg:x1="11.241cm" svg:y1="0.363cm" svg:x2="10.167cm" svg:y2="0.419cm"><text:p/></draw:line><draw:line text:anchor-type="paragraph" draw:z-index="226" draw:name="Forma10_23" draw:style-name="gr3" draw:text-style-name="P36" svg:x1="10.472cm" svg:y1="1.055cm" svg:x2="10.234cm" svg:y2="0.42cm"><text:p/></draw:line></text:p>
      <text:p text:style-name="P20"><draw:custom-shape text:anchor-type="paragraph" draw:z-index="203" draw:name="Forma6_3" draw:style-name="gr9" draw:text-style-name="P40" svg:width="0.874cm" svg:height="0.944cm" svg:x="10.472cm" svg:y="0.298cm"><text:p text:style-name="P39">q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21" draw:name="Forma10_21" draw:style-name="gr3" draw:text-style-name="P36" svg:x1="6.563cm" svg:y1="0.676cm" svg:x2="6.325cm" svg:y2="0.041cm"><text:p/></draw:line><draw:line text:anchor-type="paragraph" draw:z-index="222" draw:name="Forma10_22" draw:style-name="gr3" draw:text-style-name="P36" svg:x1="7.156cm" svg:y1="0.041cm" svg:x2="6.325cm" svg:y2="0.041cm"><text:p/></draw:line><draw:line text:anchor-type="paragraph" draw:z-index="220" draw:name="Forma12" draw:style-name="gr1" draw:text-style-name="P36" svg:x1="7.156cm" svg:y1="0.041cm" svg:x2="7.156cm" svg:y2="0.625cm"><text:p/></draw:line><draw:custom-shape text:anchor-type="paragraph" draw:z-index="199" draw:name="Forma6_1" draw:style-name="gr9" draw:text-style-name="P40" svg:width="0.874cm" svg:height="0.944cm" svg:x="2.609cm" svg:y="0.377cm"><text:p text:style-name="P39">q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18" draw:name="Forma8_11" draw:style-name="gr2" draw:text-style-name="P37" svg:width="3.082cm" svg:height="0.976cm" svg:x="3.614cm" svg:y="0.346cm"><draw:text-box><text:p>0,<text:span text:style-name="T22">⊔</text:span>→ X,X R,R</text:p></draw:text-box></draw:frame><draw:frame text:anchor-type="paragraph" draw:z-index="229" draw:name="Forma8_15" draw:style-name="gr2" draw:text-style-name="P37" svg:width="3.308cm" svg:height="0.976cm" svg:x="11.52cm" svg:y="0.3cm"><draw:text-box><text:p>X,<text:span text:style-name="T22">⊔</text:span>→ X,<text:span text:style-name="T22">⊔</text:span> R,S</text:p></draw:text-box></draw:frame><draw:frame text:anchor-type="paragraph" draw:z-index="223" draw:name="Forma8_12" draw:style-name="gr2" draw:text-style-name="P37" svg:width="2.872cm" svg:height="0.976cm" svg:x="7.362cm" svg:y="0.399cm"><draw:text-box><text:p>1,<text:span text:style-name="T22">⊔</text:span>→ Y,<text:span text:style-name="T22">⊔</text:span> L,S</text:p></draw:text-box></draw:frame></text:p>
      <text:p text:style-name="P20"><draw:line text:anchor-type="paragraph" draw:z-index="200" draw:name="Forma9_113" draw:style-name="gr1" draw:text-style-name="P36" svg:x1="3.482cm" svg:y1="0.443cm" svg:x2="6.542cm" svg:y2="0.443cm"><text:p/></draw:line><draw:custom-shape text:anchor-type="paragraph" draw:z-index="201" draw:name="Forma6_2" draw:style-name="gr9" draw:text-style-name="P40" svg:width="0.874cm" svg:height="0.944cm" svg:x="6.436cm" svg:y="0.06cm"><text:p text:style-name="P39">q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0"><draw:line text:anchor-type="paragraph" draw:z-index="202" draw:name="Forma13_0" draw:style-name="gr1" draw:text-style-name="P36" svg:x1="7.31cm" svg:y1="0.041cm" svg:x2="10.473cm" svg:y2="0.05cm"><text:p/></draw:line><draw:line text:anchor-type="paragraph" draw:z-index="208" draw:name="Forma14" draw:style-name="gr3" draw:text-style-name="P36" svg:x1="11.367cm" svg:y1="0.009cm" svg:x2="14.498cm" svg:y2="0.009cm"><text:p/></draw:line><draw:line text:anchor-type="paragraph" draw:z-index="231" draw:name="Forma37" draw:style-name="gr1" draw:text-style-name="P36" svg:x1="3.385cm" svg:y1="0.238cm" svg:x2="6.433cm" svg:y2="1.893cm"><text:p/></draw:line><draw:line text:anchor-type="paragraph" draw:z-index="233" draw:name="Forma32" draw:style-name="gr1" draw:text-style-name="P36" svg:x1="3.186cm" svg:y1="0.429cm" svg:x2="4.246cm" svg:y2="2.921cm"><text:p/></draw:line><draw:line text:anchor-type="paragraph" draw:z-index="213" draw:name="Forma33" draw:style-name="gr3" draw:text-style-name="P36" svg:x1="7.112cm" svg:y1="0.437cm" svg:x2="7.112cm" svg:y2="1.033cm"><text:p/></draw:line><draw:line text:anchor-type="paragraph" draw:z-index="207" draw:name="Forma7_19" draw:style-name="gr1" draw:text-style-name="P36" svg:x1="1.286cm" svg:y1="0.039cm" svg:x2="2.609cm" svg:y2="0.039cm"><text:p/></draw:line></text:p>
      <text:p text:style-name="P20"/>
      <text:p text:style-name="P20"><draw:frame text:anchor-type="paragraph" draw:z-index="232" draw:name="Forma8_18" draw:style-name="gr2" draw:text-style-name="P37" svg:width="2.858cm" svg:height="0.976cm" svg:x="1.101cm" svg:y="0.254cm"><draw:text-box><text:p>1,1→ 1,1 R,R</text:p></draw:text-box></draw:frame><draw:line text:anchor-type="paragraph" draw:z-index="214" draw:name="Forma35" draw:style-name="gr3" draw:text-style-name="P36" svg:x1="13.091cm" svg:y1="0.141cm" svg:x2="13.117cm" svg:y2="2.39cm"><text:p/></draw:line><draw:line text:anchor-type="paragraph" draw:z-index="212" draw:name="Forma34" draw:style-name="gr3" draw:text-style-name="P36" svg:x1="7.112cm" svg:y1="0.141cm" svg:x2="13.092cm" svg:y2="0.141cm"><text:p/></draw:line><draw:frame text:anchor-type="paragraph" draw:z-index="230" draw:name="Forma31_5" draw:style-name="gr2" draw:text-style-name="P38" svg:width="2.915cm" svg:height="0.976cm" svg:x="7.13cm" svg:y="0.36cm"><draw:text-box draw:corner-radius="0.37cm"><text:p><text:span text:style-name="T22">⊔</text:span><text:span text:style-name="T22">,</text:span><text:span text:style-name="T22">⊔</text:span><text:span text:style-name="T22">→ </text:span><text:span text:style-name="T22">⊔,</text:span><text:span text:style-name="T22">⊔ </text:span><text:span text:style-name="T22">R,</text:span><text:span text:style-name="T22">S</text:span></text:p></draw:text-box></draw:frame></text:p>
      <text:p text:style-name="P20"><draw:custom-shape text:anchor-type="paragraph" draw:z-index="204" draw:name="Forma6_4" draw:style-name="gr9" draw:text-style-name="P40" svg:width="0.874cm" svg:height="0.944cm" svg:x="6.433cm" svg:y="0.381cm"><text:p text:style-name="P39">q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5" draw:name="Forma6_5" draw:style-name="gr8" draw:text-style-name="P40" svg:width="3.07cm" svg:height="0.944cm" svg:x="9.056cm" svg:y="0.427cm"><text:p text:style-name="P39"><text:s text:c="4"/>q4 aceit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0"><draw:custom-shape text:anchor-type="paragraph" draw:z-index="206" draw:name="Forma6_11" draw:style-name="gr7" draw:text-style-name="P40" svg:width="2.435cm" svg:height="0.749cm" svg:x="3.535cm" svg:y="1.136cm"><text:p text:style-name="P39"><text:s/>q5 rejeit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16" draw:name="Forma9_114" draw:style-name="gr1" draw:text-style-name="P36" svg:x1="7.306cm" svg:y1="0.437cm" svg:x2="8.964cm" svg:y2="0.437cm"><text:p/></draw:line><draw:frame text:anchor-type="paragraph" draw:z-index="219" draw:name="Forma31_2" draw:style-name="gr6" draw:text-style-name="P37" svg:width="3.753cm" svg:height="1.463cm" svg:x="13.765cm" svg:y="0.152cm"><draw:text-box draw:corner-radius="0.37cm"><text:p><text:span text:style-name="T22">⊔</text:span><text:span text:style-name="T22">, </text:span><text:span text:style-name="T22">0</text:span><text:span text:style-name="T22">→ </text:span><text:span text:style-name="T22">⊔, </text:span><text:span text:style-name="T22">0 </text:span><text:span text:style-name="T22">R,</text:span><text:span text:style-name="T22">R </text:span></text:p><text:p><text:span text:style-name="T23"/></text:p></draw:text-box></draw:frame><draw:line text:anchor-type="paragraph" draw:z-index="215" draw:name="Forma39" draw:style-name="gr3" draw:text-style-name="P36" svg:x1="13.118cm" svg:y1="1.498cm" svg:x2="5.969cm" svg:y2="1.498cm"><text:p/></draw:line></text:p>
      <text:p text:style-name="P20"/>
      <text:p text:style-name="P20"/>
      <text:p text:style-name="P20"/>
      <text:p text:style-name="P33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erif2" svg:font-family="'Liberation Serif'" style:font-family-generic="roman"/>
    <style:font-face style:name="Liberation Serif3" svg:font-family="'Liberation Serif', 'Times New Roman'" style:font-family-generic="roman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5:46:45.150062371</meta:creation-date>
    <dc:date>2021-03-21T19:03:13.218577718</dc:date>
    <meta:editing-duration>PT6M36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5" meta:paragraph-count="66" meta:word-count="1101" meta:character-count="5254" meta:non-whitespace-character-count="4174"/>
  </office:meta>
</office:document-meta>
</file>